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2.694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1.922in"/>
    </style:style>
    <style:style style:name="co10" style:family="table-column">
      <style:table-column-properties fo:break-before="auto" style:column-width="2.2866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1.6756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2.6516in"/>
    </style:style>
    <style:style style:name="co17" style:family="table-column">
      <style:table-column-properties fo:break-before="auto" style:column-width="1.900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c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terations per Second</text:p>
          </table:table-cell>
          <table:table-cell office:value-type="string" calcext:value-type="string">
            <text:p>Standard Deviation Iterations Per Second</text:p>
          </table:table-cell>
          <table:table-cell office:value-type="string" calcext:value-type="string">
            <text:p>Run Time Average</text:p>
          </table:table-cell>
          <table:table-cell office:value-type="string" calcext:value-type="string">
            <text:p>Run Time Median</text:p>
          </table:table-cell>
          <table:table-cell office:value-type="string" calcext:value-type="string">
            <text:p>Run Time Minimum</text:p>
          </table:table-cell>
          <table:table-cell office:value-type="string" calcext:value-type="string">
            <text:p>Run Time Maximum</text:p>
          </table:table-cell>
          <table:table-cell office:value-type="string" calcext:value-type="string">
            <text:p>Run Time Standard Deviation</text:p>
          </table:table-cell>
          <table:table-cell office:value-type="string" calcext:value-type="string">
            <text:p>Run Time Standard Deviation Ratio</text:p>
          </table:table-cell>
          <table:table-cell office:value-type="string" calcext:value-type="string">
            <text:p>Run Time Sample Size</text:p>
          </table:table-cell>
          <table:table-cell office:value-type="string" calcext:value-type="string">
            <text:p>Memory Usage Average</text:p>
          </table:table-cell>
          <table:table-cell office:value-type="string" calcext:value-type="string">
            <text:p>Memory Usage Median</text:p>
          </table:table-cell>
          <table:table-cell office:value-type="string" calcext:value-type="string">
            <text:p>Memory Usage Minimum</text:p>
          </table:table-cell>
          <table:table-cell office:value-type="string" calcext:value-type="string">
            <text:p>Memory Usage Maximum</text:p>
          </table:table-cell>
          <table:table-cell office:value-type="string" calcext:value-type="string">
            <text:p>Memory Usage Standard Deviation</text:p>
          </table:table-cell>
          <table:table-cell office:value-type="string" calcext:value-type="string">
            <text:p>Memory Usage Standard Deviation Ratio</text:p>
          </table:table-cell>
          <table:table-cell office:value-type="string" calcext:value-type="string">
            <text:p>Memory Usage Sample Size</text:p>
          </table:table-cell>
        </table:table-row>
        <table:table-row table:style-name="ro1">
          <table:table-cell office:value-type="string" calcext:value-type="string">
            <text:p>Arrays.concat/2 (ErlangArray)</text:p>
          </table:table-cell>
          <table:table-cell office:value-type="float" office:value="32" calcext:value-type="float">
            <text:p>32</text:p>
          </table:table-cell>
          <table:table-cell office:value-type="float" office:value="103915.43638496" calcext:value-type="float">
            <text:p>103915.43638496</text:p>
          </table:table-cell>
          <table:table-cell office:value-type="float" office:value="79539.2812723396" calcext:value-type="float">
            <text:p>79539.2812723396</text:p>
          </table:table-cell>
          <table:table-cell office:value-type="float" office:value="9623.20935934335" calcext:value-type="float">
            <text:p>9623.20935934335</text:p>
          </table:table-cell>
          <table:table-cell office:value-type="float" office:value="7105" calcext:value-type="float">
            <text:p>7105</text:p>
          </table:table-cell>
          <table:table-cell office:value-type="float" office:value="6943" calcext:value-type="float">
            <text:p>6943</text:p>
          </table:table-cell>
          <table:table-cell office:value-type="float" office:value="103615" calcext:value-type="float">
            <text:p>103615</text:p>
          </table:table-cell>
          <table:table-cell office:value-type="float" office:value="7365.82727844081" calcext:value-type="float">
            <text:p>7365.82727844081</text:p>
          </table:table-cell>
          <table:table-cell office:value-type="float" office:value="0.765423155975422" calcext:value-type="float">
            <text:p>0.765423155975422</text:p>
          </table:table-cell>
          <table:table-cell office:value-type="float" office:value="9381" calcext:value-type="float">
            <text:p>9381</text:p>
          </table:table-cell>
          <table:table-cell table:number-columns-repeated="4" office:value-type="float" office:value="10456" calcext:value-type="float">
            <text:p>10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string" calcext:value-type="string">
            <text:p>Arrays.concat/2 (ErlangArray)</text:p>
          </table:table-cell>
          <table:table-cell office:value-type="float" office:value="64" calcext:value-type="float">
            <text:p>64</text:p>
          </table:table-cell>
          <table:table-cell office:value-type="float" office:value="52163.4729586643" calcext:value-type="float">
            <text:p>52163.4729586643</text:p>
          </table:table-cell>
          <table:table-cell office:value-type="float" office:value="16279.9480405196" calcext:value-type="float">
            <text:p>16279.9480405196</text:p>
          </table:table-cell>
          <table:table-cell office:value-type="float" office:value="19170.5027154236" calcext:value-type="float">
            <text:p>19170.5027154236</text:p>
          </table:table-cell>
          <table:table-cell office:value-type="float" office:value="17337" calcext:value-type="float">
            <text:p>17337</text:p>
          </table:table-cell>
          <table:table-cell office:value-type="float" office:value="15067" calcext:value-type="float">
            <text:p>15067</text:p>
          </table:table-cell>
          <table:table-cell office:value-type="float" office:value="104527" calcext:value-type="float">
            <text:p>104527</text:p>
          </table:table-cell>
          <table:table-cell office:value-type="float" office:value="5983.01398308061" calcext:value-type="float">
            <text:p>5983.01398308061</text:p>
          </table:table-cell>
          <table:table-cell office:value-type="float" office:value="0.312094788117736" calcext:value-type="float">
            <text:p>0.312094788117736</text:p>
          </table:table-cell>
          <table:table-cell office:value-type="float" office:value="5524" calcext:value-type="float">
            <text:p>5524</text:p>
          </table:table-cell>
          <table:table-cell table:number-columns-repeated="4" office:value-type="float" office:value="24056" calcext:value-type="float">
            <text:p>24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string" calcext:value-type="string">
            <text:p>Arrays.concat/2 (ErlangArray)</text:p>
          </table:table-cell>
          <table:table-cell office:value-type="float" office:value="128" calcext:value-type="float">
            <text:p>128</text:p>
          </table:table-cell>
          <table:table-cell office:value-type="float" office:value="23731.7639165693" calcext:value-type="float">
            <text:p>23731.7639165693</text:p>
          </table:table-cell>
          <table:table-cell office:value-type="float" office:value="4940.42701551574" calcext:value-type="float">
            <text:p>4940.42701551574</text:p>
          </table:table-cell>
          <table:table-cell office:value-type="float" office:value="42137.6178996037" calcext:value-type="float">
            <text:p>42137.6178996037</text:p>
          </table:table-cell>
          <table:table-cell office:value-type="float" office:value="40277" calcext:value-type="float">
            <text:p>40277</text:p>
          </table:table-cell>
          <table:table-cell office:value-type="float" office:value="37108" calcext:value-type="float">
            <text:p>37108</text:p>
          </table:table-cell>
          <table:table-cell office:value-type="float" office:value="168803" calcext:value-type="float">
            <text:p>168803</text:p>
          </table:table-cell>
          <table:table-cell office:value-type="float" office:value="8772.11768044488" calcext:value-type="float">
            <text:p>8772.11768044488</text:p>
          </table:table-cell>
          <table:table-cell office:value-type="float" office:value="0.208177825840681" calcext:value-type="float">
            <text:p>0.208177825840681</text:p>
          </table:table-cell>
          <table:table-cell office:value-type="float" office:value="3028" calcext:value-type="float">
            <text:p>3028</text:p>
          </table:table-cell>
          <table:table-cell table:number-columns-repeated="4" office:value-type="float" office:value="54408" calcext:value-type="float">
            <text:p>54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Arrays.concat/2 (ErlangArray)</text:p>
          </table:table-cell>
          <table:table-cell office:value-type="float" office:value="256" calcext:value-type="float">
            <text:p>256</text:p>
          </table:table-cell>
          <table:table-cell office:value-type="float" office:value="12356.0250869905" calcext:value-type="float">
            <text:p>12356.0250869905</text:p>
          </table:table-cell>
          <table:table-cell office:value-type="float" office:value="1311.88600790365" calcext:value-type="float">
            <text:p>1311.88600790365</text:p>
          </table:table-cell>
          <table:table-cell office:value-type="float" office:value="80932.1762427373" calcext:value-type="float">
            <text:p>80932.1762427373</text:p>
          </table:table-cell>
          <table:table-cell office:value-type="float" office:value="79788" calcext:value-type="float">
            <text:p>79788</text:p>
          </table:table-cell>
          <table:table-cell office:value-type="float" office:value="74179" calcext:value-type="float">
            <text:p>74179</text:p>
          </table:table-cell>
          <table:table-cell office:value-type="float" office:value="222891" calcext:value-type="float">
            <text:p>222891</text:p>
          </table:table-cell>
          <table:table-cell office:value-type="float" office:value="8592.87585243153" calcext:value-type="float">
            <text:p>8592.87585243153</text:p>
          </table:table-cell>
          <table:table-cell office:value-type="float" office:value="0.106173789602039" calcext:value-type="float">
            <text:p>0.106173789602039</text:p>
          </table:table-cell>
          <table:table-cell office:value-type="float" office:value="1549" calcext:value-type="float">
            <text:p>1549</text:p>
          </table:table-cell>
          <table:table-cell table:number-columns-repeated="4" office:value-type="float" office:value="108824" calcext:value-type="float">
            <text:p>108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Arrays.concat/2 (ErlangArray)</text:p>
          </table:table-cell>
          <table:table-cell office:value-type="float" office:value="512" calcext:value-type="float">
            <text:p>512</text:p>
          </table:table-cell>
          <table:table-cell office:value-type="float" office:value="6196.59488691677" calcext:value-type="float">
            <text:p>6196.59488691677</text:p>
          </table:table-cell>
          <table:table-cell office:value-type="float" office:value="736.255038137879" calcext:value-type="float">
            <text:p>736.255038137879</text:p>
          </table:table-cell>
          <table:table-cell office:value-type="float" office:value="161378.953804348" calcext:value-type="float">
            <text:p>161378.953804348</text:p>
          </table:table-cell>
          <table:table-cell office:value-type="float" office:value="157316.5" calcext:value-type="float">
            <text:p>157316.5</text:p>
          </table:table-cell>
          <table:table-cell office:value-type="float" office:value="151971" calcext:value-type="float">
            <text:p>151971</text:p>
          </table:table-cell>
          <table:table-cell office:value-type="float" office:value="451009" calcext:value-type="float">
            <text:p>451009</text:p>
          </table:table-cell>
          <table:table-cell office:value-type="float" office:value="19174.4127147531" calcext:value-type="float">
            <text:p>19174.4127147531</text:p>
          </table:table-cell>
          <table:table-cell office:value-type="float" office:value="0.118816067787871" calcext:value-type="float">
            <text:p>0.118816067787871</text:p>
          </table:table-cell>
          <table:table-cell office:value-type="float" office:value="736" calcext:value-type="float">
            <text:p>736</text:p>
          </table:table-cell>
          <table:table-cell table:number-columns-repeated="4" office:value-type="float" office:value="219776" calcext:value-type="float">
            <text:p>219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Arrays.concat/2 (ErlangArray)</text:p>
          </table:table-cell>
          <table:table-cell office:value-type="float" office:value="1024" calcext:value-type="float">
            <text:p>1024</text:p>
          </table:table-cell>
          <table:table-cell office:value-type="float" office:value="2707.3157178149" calcext:value-type="float">
            <text:p>2707.3157178149</text:p>
          </table:table-cell>
          <table:table-cell office:value-type="float" office:value="148.233227691032" calcext:value-type="float">
            <text:p>148.233227691032</text:p>
          </table:table-cell>
          <table:table-cell office:value-type="float" office:value="369369.554285714" calcext:value-type="float">
            <text:p>369369.554285714</text:p>
          </table:table-cell>
          <table:table-cell office:value-type="float" office:value="365514.5" calcext:value-type="float">
            <text:p>365514.5</text:p>
          </table:table-cell>
          <table:table-cell office:value-type="float" office:value="356401" calcext:value-type="float">
            <text:p>356401</text:p>
          </table:table-cell>
          <table:table-cell office:value-type="float" office:value="528690" calcext:value-type="float">
            <text:p>528690</text:p>
          </table:table-cell>
          <table:table-cell office:value-type="float" office:value="20224.0325656443" calcext:value-type="float">
            <text:p>20224.0325656443</text:p>
          </table:table-cell>
          <table:table-cell office:value-type="float" office:value="0.0547528412425694" calcext:value-type="float">
            <text:p>0.0547528412425694</text:p>
          </table:table-cell>
          <table:table-cell office:value-type="float" office:value="350" calcext:value-type="float">
            <text:p>350</text:p>
          </table:table-cell>
          <table:table-cell table:number-columns-repeated="4" office:value-type="float" office:value="533136" calcext:value-type="float">
            <text:p>533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rrays.concat/2 (ErlangArray)</text:p>
          </table:table-cell>
          <table:table-cell office:value-type="float" office:value="2048" calcext:value-type="float">
            <text:p>2048</text:p>
          </table:table-cell>
          <table:table-cell office:value-type="float" office:value="1347.25130441409" calcext:value-type="float">
            <text:p>1347.25130441409</text:p>
          </table:table-cell>
          <table:table-cell office:value-type="float" office:value="95.8368348117822" calcext:value-type="float">
            <text:p>95.8368348117822</text:p>
          </table:table-cell>
          <table:table-cell office:value-type="float" office:value="742252.018404908" calcext:value-type="float">
            <text:p>742252.018404908</text:p>
          </table:table-cell>
          <table:table-cell office:value-type="float" office:value="727164" calcext:value-type="float">
            <text:p>727164</text:p>
          </table:table-cell>
          <table:table-cell office:value-type="float" office:value="706187" calcext:value-type="float">
            <text:p>706187</text:p>
          </table:table-cell>
          <table:table-cell office:value-type="float" office:value="1259894" calcext:value-type="float">
            <text:p>1259894</text:p>
          </table:table-cell>
          <table:table-cell office:value-type="float" office:value="52800.1597352466" calcext:value-type="float">
            <text:p>52800.1597352466</text:p>
          </table:table-cell>
          <table:table-cell office:value-type="float" office:value="0.0711350840765831" calcext:value-type="float">
            <text:p>0.071135084076583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065936" calcext:value-type="float">
            <text:p>1065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Arrays.concat/2 (ErlangArray)</text:p>
          </table:table-cell>
          <table:table-cell office:value-type="float" office:value="4096" calcext:value-type="float">
            <text:p>4096</text:p>
          </table:table-cell>
          <table:table-cell office:value-type="float" office:value="701.057895498804" calcext:value-type="float">
            <text:p>701.057895498804</text:p>
          </table:table-cell>
          <table:table-cell office:value-type="float" office:value="27.0331578675344" calcext:value-type="float">
            <text:p>27.0331578675344</text:p>
          </table:table-cell>
          <table:table-cell office:value-type="float" office:value="1426415.71604938" calcext:value-type="float">
            <text:p>1426415.71604938</text:p>
          </table:table-cell>
          <table:table-cell office:value-type="float" office:value="1402513" calcext:value-type="float">
            <text:p>1402513</text:p>
          </table:table-cell>
          <table:table-cell office:value-type="float" office:value="1392252" calcext:value-type="float">
            <text:p>1392252</text:p>
          </table:table-cell>
          <table:table-cell office:value-type="float" office:value="1719930" calcext:value-type="float">
            <text:p>1719930</text:p>
          </table:table-cell>
          <table:table-cell office:value-type="float" office:value="55003.3335110779" calcext:value-type="float">
            <text:p>55003.3335110779</text:p>
          </table:table-cell>
          <table:table-cell office:value-type="float" office:value="0.0385605212366951" calcext:value-type="float">
            <text:p>0.0385605212366951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2133256" calcext:value-type="float">
            <text:p>2133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rrays.concat/2 (ErlangArray)</text:p>
          </table:table-cell>
          <table:table-cell office:value-type="float" office:value="8192" calcext:value-type="float">
            <text:p>8192</text:p>
          </table:table-cell>
          <table:table-cell office:value-type="float" office:value="305.4248639811" calcext:value-type="float">
            <text:p>305.4248639811</text:p>
          </table:table-cell>
          <table:table-cell office:value-type="float" office:value="23.8952794098122" calcext:value-type="float">
            <text:p>23.8952794098122</text:p>
          </table:table-cell>
          <table:table-cell office:value-type="float" office:value="3274127.67567568" calcext:value-type="float">
            <text:p>3274127.67567568</text:p>
          </table:table-cell>
          <table:table-cell office:value-type="float" office:value="3175637" calcext:value-type="float">
            <text:p>3175637</text:p>
          </table:table-cell>
          <table:table-cell office:value-type="float" office:value="3028310" calcext:value-type="float">
            <text:p>3028310</text:p>
          </table:table-cell>
          <table:table-cell office:value-type="float" office:value="3968914" calcext:value-type="float">
            <text:p>3968914</text:p>
          </table:table-cell>
          <table:table-cell office:value-type="float" office:value="256155.293363773" calcext:value-type="float">
            <text:p>256155.293363773</text:p>
          </table:table-cell>
          <table:table-cell office:value-type="float" office:value="0.0782361956336694" calcext:value-type="float">
            <text:p>0.0782361956336694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4885400" calcext:value-type="float">
            <text:p>4885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rays.concat/2 (ErlangArray)</text:p>
          </table:table-cell>
          <table:table-cell office:value-type="float" office:value="16384" calcext:value-type="float">
            <text:p>16384</text:p>
          </table:table-cell>
          <table:table-cell office:value-type="float" office:value="148.870247337057" calcext:value-type="float">
            <text:p>148.870247337057</text:p>
          </table:table-cell>
          <table:table-cell office:value-type="float" office:value="5.84369347424973" calcext:value-type="float">
            <text:p>5.84369347424973</text:p>
          </table:table-cell>
          <table:table-cell office:value-type="float" office:value="6717258.94117647" calcext:value-type="float">
            <text:p>6717258.94117647</text:p>
          </table:table-cell>
          <table:table-cell office:value-type="float" office:value="6648793" calcext:value-type="float">
            <text:p>6648793</text:p>
          </table:table-cell>
          <table:table-cell office:value-type="float" office:value="6548149" calcext:value-type="float">
            <text:p>6548149</text:p>
          </table:table-cell>
          <table:table-cell office:value-type="float" office:value="7631454" calcext:value-type="float">
            <text:p>7631454</text:p>
          </table:table-cell>
          <table:table-cell office:value-type="float" office:value="263676.610615985" calcext:value-type="float">
            <text:p>263676.610615985</text:p>
          </table:table-cell>
          <table:table-cell office:value-type="float" office:value="0.0392536022393986" calcext:value-type="float">
            <text:p>0.0392536022393986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0113512" calcext:value-type="float">
            <text:p>10113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rays.concat/2 (ErlangArray)</text:p>
          </table:table-cell>
          <table:table-cell office:value-type="float" office:value="32768" calcext:value-type="float">
            <text:p>32768</text:p>
          </table:table-cell>
          <table:table-cell office:value-type="float" office:value="65.7535617492068" calcext:value-type="float">
            <text:p>65.7535617492068</text:p>
          </table:table-cell>
          <table:table-cell office:value-type="float" office:value="1.65343328469623" calcext:value-type="float">
            <text:p>1.65343328469623</text:p>
          </table:table-cell>
          <table:table-cell office:value-type="float" office:value="15208301.625" calcext:value-type="float">
            <text:p>15208301.625</text:p>
          </table:table-cell>
          <table:table-cell office:value-type="float" office:value="15035561" calcext:value-type="float">
            <text:p>15035561</text:p>
          </table:table-cell>
          <table:table-cell office:value-type="float" office:value="14983114" calcext:value-type="float">
            <text:p>14983114</text:p>
          </table:table-cell>
          <table:table-cell office:value-type="float" office:value="16114672" calcext:value-type="float">
            <text:p>16114672</text:p>
          </table:table-cell>
          <table:table-cell office:value-type="float" office:value="382426.616011841" calcext:value-type="float">
            <text:p>382426.616011841</text:p>
          </table:table-cell>
          <table:table-cell office:value-type="float" office:value="0.0251459121104748" calcext:value-type="float">
            <text:p>0.025145912110474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0239928" calcext:value-type="float">
            <text:p>20239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rays.concat/2 (ErlangArray)</text:p>
          </table:table-cell>
          <table:table-cell office:value-type="float" office:value="65536" calcext:value-type="float">
            <text:p>65536</text:p>
          </table:table-cell>
          <table:table-cell office:value-type="float" office:value="31.9650517139397" calcext:value-type="float">
            <text:p>31.9650517139397</text:p>
          </table:table-cell>
          <table:table-cell office:value-type="float" office:value="0.976108590708833" calcext:value-type="float">
            <text:p>0.976108590708833</text:p>
          </table:table-cell>
          <table:table-cell office:value-type="float" office:value="31284166.5" calcext:value-type="float">
            <text:p>31284166.5</text:p>
          </table:table-cell>
          <table:table-cell office:value-type="float" office:value="31041700" calcext:value-type="float">
            <text:p>31041700</text:p>
          </table:table-cell>
          <table:table-cell office:value-type="float" office:value="30529214" calcext:value-type="float">
            <text:p>30529214</text:p>
          </table:table-cell>
          <table:table-cell office:value-type="float" office:value="32524052" calcext:value-type="float">
            <text:p>32524052</text:p>
          </table:table-cell>
          <table:table-cell office:value-type="float" office:value="955316.573459465" calcext:value-type="float">
            <text:p>955316.573459465</text:p>
          </table:table-cell>
          <table:table-cell office:value-type="float" office:value="0.0305367436738155" calcext:value-type="float">
            <text:p>0.030536743673815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3468480" calcext:value-type="float">
            <text:p>43468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rays.concat/2 (ErlangArray)</text:p>
          </table:table-cell>
          <table:table-cell office:value-type="float" office:value="131072" calcext:value-type="float">
            <text:p>131072</text:p>
          </table:table-cell>
          <table:table-cell office:value-type="float" office:value="15.2401029837767" calcext:value-type="float">
            <text:p>15.2401029837767</text:p>
          </table:table-cell>
          <table:table-cell office:value-type="float" office:value="0.174043938813681" calcext:value-type="float">
            <text:p>0.174043938813681</text:p>
          </table:table-cell>
          <table:table-cell table:number-columns-repeated="2" office:value-type="float" office:value="65616354.5" calcext:value-type="float">
            <text:p>65616354.5</text:p>
          </table:table-cell>
          <table:table-cell office:value-type="float" office:value="65086486" calcext:value-type="float">
            <text:p>65086486</text:p>
          </table:table-cell>
          <table:table-cell office:value-type="float" office:value="66146223" calcext:value-type="float">
            <text:p>66146223</text:p>
          </table:table-cell>
          <table:table-cell office:value-type="float" office:value="749347.218974288" calcext:value-type="float">
            <text:p>749347.218974288</text:p>
          </table:table-cell>
          <table:table-cell office:value-type="float" office:value="0.0114201287877748" calcext:value-type="float">
            <text:p>0.011420128787774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93563608" calcext:value-type="float">
            <text:p>93563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rays.concat/2 (ErlangArray)</text:p>
          </table:table-cell>
          <table:table-cell office:value-type="float" office:value="262144" calcext:value-type="float">
            <text:p>262144</text:p>
          </table:table-cell>
          <table:table-cell office:value-type="float" office:value="7.81009943170358" calcext:value-type="float">
            <text:p>7.8100994317035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28039343" calcext:value-type="float">
            <text:p>128039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87125048" calcext:value-type="float">
            <text:p>187125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concat/2 (ErlangArray)</text:p>
          </table:table-cell>
          <table:table-cell office:value-type="float" office:value="524288" calcext:value-type="float">
            <text:p>524288</text:p>
          </table:table-cell>
          <table:table-cell office:value-type="float" office:value="3.82694492296457" calcext:value-type="float">
            <text:p>3.8269449229645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61305041" calcext:value-type="float">
            <text:p>261305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78927672" calcext:value-type="float">
            <text:p>378927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concat/2 (ErlangArray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.43152651034139" calcext:value-type="float">
            <text:p>1.4315265103413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98554999" calcext:value-type="float">
            <text:p>69855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49195984" calcext:value-type="float">
            <text:p>84919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concat/2 (MapArray)</text:p>
          </table:table-cell>
          <table:table-cell office:value-type="float" office:value="32" calcext:value-type="float">
            <text:p>32</text:p>
          </table:table-cell>
          <table:table-cell office:value-type="float" office:value="72800.6860225614" calcext:value-type="float">
            <text:p>72800.6860225614</text:p>
          </table:table-cell>
          <table:table-cell office:value-type="float" office:value="41267.213404834" calcext:value-type="float">
            <text:p>41267.213404834</text:p>
          </table:table-cell>
          <table:table-cell office:value-type="float" office:value="13736.1342953567" calcext:value-type="float">
            <text:p>13736.1342953567</text:p>
          </table:table-cell>
          <table:table-cell office:value-type="float" office:value="10455" calcext:value-type="float">
            <text:p>10455</text:p>
          </table:table-cell>
          <table:table-cell office:value-type="float" office:value="9951" calcext:value-type="float">
            <text:p>9951</text:p>
          </table:table-cell>
          <table:table-cell office:value-type="float" office:value="93467" calcext:value-type="float">
            <text:p>93467</text:p>
          </table:table-cell>
          <table:table-cell office:value-type="float" office:value="7786.35499599924" calcext:value-type="float">
            <text:p>7786.35499599924</text:p>
          </table:table-cell>
          <table:table-cell office:value-type="float" office:value="0.566851985323943" calcext:value-type="float">
            <text:p>0.566851985323943</text:p>
          </table:table-cell>
          <table:table-cell office:value-type="float" office:value="8593" calcext:value-type="float">
            <text:p>8593</text:p>
          </table:table-cell>
          <table:table-cell table:number-columns-repeated="4" office:value-type="float" office:value="10336" calcext:value-type="float">
            <text:p>10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string" calcext:value-type="string">
            <text:p>Arrays.concat/2 (MapArray)</text:p>
          </table:table-cell>
          <table:table-cell office:value-type="float" office:value="64" calcext:value-type="float">
            <text:p>64</text:p>
          </table:table-cell>
          <table:table-cell office:value-type="float" office:value="49458.7120523234" calcext:value-type="float">
            <text:p>49458.7120523234</text:p>
          </table:table-cell>
          <table:table-cell office:value-type="float" office:value="13241.3545246211" calcext:value-type="float">
            <text:p>13241.3545246211</text:p>
          </table:table-cell>
          <table:table-cell office:value-type="float" office:value="20218.8847728602" calcext:value-type="float">
            <text:p>20218.8847728602</text:p>
          </table:table-cell>
          <table:table-cell office:value-type="float" office:value="19378" calcext:value-type="float">
            <text:p>19378</text:p>
          </table:table-cell>
          <table:table-cell office:value-type="float" office:value="15039" calcext:value-type="float">
            <text:p>15039</text:p>
          </table:table-cell>
          <table:table-cell office:value-type="float" office:value="81425" calcext:value-type="float">
            <text:p>81425</text:p>
          </table:table-cell>
          <table:table-cell office:value-type="float" office:value="5413.10944544357" calcext:value-type="float">
            <text:p>5413.10944544357</text:p>
          </table:table-cell>
          <table:table-cell office:value-type="float" office:value="0.267725421369905" calcext:value-type="float">
            <text:p>0.267725421369905</text:p>
          </table:table-cell>
          <table:table-cell office:value-type="float" office:value="5129" calcext:value-type="float">
            <text:p>5129</text:p>
          </table:table-cell>
          <table:table-cell table:number-columns-repeated="4" office:value-type="float" office:value="18960" calcext:value-type="float">
            <text:p>18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string" calcext:value-type="string">
            <text:p>Arrays.concat/2 (MapArray)</text:p>
          </table:table-cell>
          <table:table-cell office:value-type="float" office:value="128" calcext:value-type="float">
            <text:p>128</text:p>
          </table:table-cell>
          <table:table-cell office:value-type="float" office:value="22722.95778263" calcext:value-type="float">
            <text:p>22722.95778263</text:p>
          </table:table-cell>
          <table:table-cell office:value-type="float" office:value="3848.64200949538" calcext:value-type="float">
            <text:p>3848.64200949538</text:p>
          </table:table-cell>
          <table:table-cell office:value-type="float" office:value="44008.3553191489" calcext:value-type="float">
            <text:p>44008.3553191489</text:p>
          </table:table-cell>
          <table:table-cell office:value-type="float" office:value="43679" calcext:value-type="float">
            <text:p>43679</text:p>
          </table:table-cell>
          <table:table-cell office:value-type="float" office:value="32002" calcext:value-type="float">
            <text:p>32002</text:p>
          </table:table-cell>
          <table:table-cell office:value-type="float" office:value="119187" calcext:value-type="float">
            <text:p>119187</text:p>
          </table:table-cell>
          <table:table-cell office:value-type="float" office:value="7453.80098270256" calcext:value-type="float">
            <text:p>7453.80098270256</text:p>
          </table:table-cell>
          <table:table-cell office:value-type="float" office:value="0.169372405050076" calcext:value-type="float">
            <text:p>0.169372405050076</text:p>
          </table:table-cell>
          <table:table-cell office:value-type="float" office:value="2820" calcext:value-type="float">
            <text:p>2820</text:p>
          </table:table-cell>
          <table:table-cell table:number-columns-repeated="4" office:value-type="float" office:value="42408" calcext:value-type="float">
            <text:p>42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string" calcext:value-type="string">
            <text:p>Arrays.concat/2 (MapArray)</text:p>
          </table:table-cell>
          <table:table-cell office:value-type="float" office:value="256" calcext:value-type="float">
            <text:p>256</text:p>
          </table:table-cell>
          <table:table-cell office:value-type="float" office:value="9453.96393323366" calcext:value-type="float">
            <text:p>9453.96393323366</text:p>
          </table:table-cell>
          <table:table-cell office:value-type="float" office:value="1135.19201212838" calcext:value-type="float">
            <text:p>1135.19201212838</text:p>
          </table:table-cell>
          <table:table-cell office:value-type="float" office:value="105775.736724009" calcext:value-type="float">
            <text:p>105775.736724009</text:p>
          </table:table-cell>
          <table:table-cell office:value-type="float" office:value="104079" calcext:value-type="float">
            <text:p>104079</text:p>
          </table:table-cell>
          <table:table-cell office:value-type="float" office:value="89108" calcext:value-type="float">
            <text:p>89108</text:p>
          </table:table-cell>
          <table:table-cell office:value-type="float" office:value="247321" calcext:value-type="float">
            <text:p>247321</text:p>
          </table:table-cell>
          <table:table-cell office:value-type="float" office:value="12701.1031831828" calcext:value-type="float">
            <text:p>12701.1031831828</text:p>
          </table:table-cell>
          <table:table-cell office:value-type="float" office:value="0.120075771406089" calcext:value-type="float">
            <text:p>0.120075771406089</text:p>
          </table:table-cell>
          <table:table-cell office:value-type="float" office:value="1337" calcext:value-type="float">
            <text:p>1337</text:p>
          </table:table-cell>
          <table:table-cell table:number-columns-repeated="4" office:value-type="float" office:value="96784" calcext:value-type="float">
            <text:p>96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Arrays.concat/2 (MapArray)</text:p>
          </table:table-cell>
          <table:table-cell office:value-type="float" office:value="512" calcext:value-type="float">
            <text:p>512</text:p>
          </table:table-cell>
          <table:table-cell office:value-type="float" office:value="4104.20187706945" calcext:value-type="float">
            <text:p>4104.20187706945</text:p>
          </table:table-cell>
          <table:table-cell office:value-type="float" office:value="454.974351967883" calcext:value-type="float">
            <text:p>454.974351967883</text:p>
          </table:table-cell>
          <table:table-cell office:value-type="float" office:value="243652.7319933" calcext:value-type="float">
            <text:p>243652.7319933</text:p>
          </table:table-cell>
          <table:table-cell office:value-type="float" office:value="240783" calcext:value-type="float">
            <text:p>240783</text:p>
          </table:table-cell>
          <table:table-cell office:value-type="float" office:value="200627" calcext:value-type="float">
            <text:p>200627</text:p>
          </table:table-cell>
          <table:table-cell office:value-type="float" office:value="517310" calcext:value-type="float">
            <text:p>517310</text:p>
          </table:table-cell>
          <table:table-cell office:value-type="float" office:value="27010.3048447049" calcext:value-type="float">
            <text:p>27010.3048447049</text:p>
          </table:table-cell>
          <table:table-cell office:value-type="float" office:value="0.110855743843856" calcext:value-type="float">
            <text:p>0.110855743843856</text:p>
          </table:table-cell>
          <table:table-cell office:value-type="float" office:value="597" calcext:value-type="float">
            <text:p>597</text:p>
          </table:table-cell>
          <table:table-cell table:number-columns-repeated="4" office:value-type="float" office:value="211224" calcext:value-type="float">
            <text:p>211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Arrays.concat/2 (MapArray)</text:p>
          </table:table-cell>
          <table:table-cell office:value-type="float" office:value="1024" calcext:value-type="float">
            <text:p>1024</text:p>
          </table:table-cell>
          <table:table-cell office:value-type="float" office:value="2067.54165271227" calcext:value-type="float">
            <text:p>2067.54165271227</text:p>
          </table:table-cell>
          <table:table-cell office:value-type="float" office:value="168.98013835631" calcext:value-type="float">
            <text:p>168.98013835631</text:p>
          </table:table-cell>
          <table:table-cell office:value-type="float" office:value="483666.192982456" calcext:value-type="float">
            <text:p>483666.192982456</text:p>
          </table:table-cell>
          <table:table-cell office:value-type="float" office:value="469458" calcext:value-type="float">
            <text:p>469458</text:p>
          </table:table-cell>
          <table:table-cell office:value-type="float" office:value="420975" calcext:value-type="float">
            <text:p>420975</text:p>
          </table:table-cell>
          <table:table-cell office:value-type="float" office:value="643932" calcext:value-type="float">
            <text:p>643932</text:p>
          </table:table-cell>
          <table:table-cell office:value-type="float" office:value="39530.0283799502" calcext:value-type="float">
            <text:p>39530.0283799502</text:p>
          </table:table-cell>
          <table:table-cell office:value-type="float" office:value="0.0817299802084453" calcext:value-type="float">
            <text:p>0.0817299802084453</text:p>
          </table:table-cell>
          <table:table-cell office:value-type="float" office:value="285" calcext:value-type="float">
            <text:p>285</text:p>
          </table:table-cell>
          <table:table-cell table:number-columns-repeated="4" office:value-type="float" office:value="451528" calcext:value-type="float">
            <text:p>451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rrays.concat/2 (MapArray)</text:p>
          </table:table-cell>
          <table:table-cell office:value-type="float" office:value="2048" calcext:value-type="float">
            <text:p>2048</text:p>
          </table:table-cell>
          <table:table-cell office:value-type="float" office:value="985.831323230622" calcext:value-type="float">
            <text:p>985.831323230622</text:p>
          </table:table-cell>
          <table:table-cell office:value-type="float" office:value="116.10622658917" calcext:value-type="float">
            <text:p>116.10622658917</text:p>
          </table:table-cell>
          <table:table-cell office:value-type="float" office:value="1014372.31343284" calcext:value-type="float">
            <text:p>1014372.31343284</text:p>
          </table:table-cell>
          <table:table-cell office:value-type="float" office:value="1008000" calcext:value-type="float">
            <text:p>1008000</text:p>
          </table:table-cell>
          <table:table-cell office:value-type="float" office:value="862513" calcext:value-type="float">
            <text:p>862513</text:p>
          </table:table-cell>
          <table:table-cell office:value-type="float" office:value="1560324" calcext:value-type="float">
            <text:p>1560324</text:p>
          </table:table-cell>
          <table:table-cell office:value-type="float" office:value="119467.640045417" calcext:value-type="float">
            <text:p>119467.640045417</text:p>
          </table:table-cell>
          <table:table-cell office:value-type="float" office:value="0.117774941669213" calcext:value-type="float">
            <text:p>0.117774941669213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966240" calcext:value-type="float">
            <text:p>966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rrays.concat/2 (MapArray)</text:p>
          </table:table-cell>
          <table:table-cell office:value-type="float" office:value="4096" calcext:value-type="float">
            <text:p>4096</text:p>
          </table:table-cell>
          <table:table-cell office:value-type="float" office:value="484.785426016934" calcext:value-type="float">
            <text:p>484.785426016934</text:p>
          </table:table-cell>
          <table:table-cell office:value-type="float" office:value="22.7805660941655" calcext:value-type="float">
            <text:p>22.7805660941655</text:p>
          </table:table-cell>
          <table:table-cell office:value-type="float" office:value="2062768.28125" calcext:value-type="float">
            <text:p>2062768.28125</text:p>
          </table:table-cell>
          <table:table-cell office:value-type="float" office:value="2062488.5" calcext:value-type="float">
            <text:p>2062488.5</text:p>
          </table:table-cell>
          <table:table-cell office:value-type="float" office:value="1902918" calcext:value-type="float">
            <text:p>1902918</text:p>
          </table:table-cell>
          <table:table-cell office:value-type="float" office:value="2371841" calcext:value-type="float">
            <text:p>2371841</text:p>
          </table:table-cell>
          <table:table-cell office:value-type="float" office:value="96931.6044709695" calcext:value-type="float">
            <text:p>96931.6044709695</text:p>
          </table:table-cell>
          <table:table-cell office:value-type="float" office:value="0.0469910291679639" calcext:value-type="float">
            <text:p>0.0469910291679639</text:p>
          </table:table-cell>
          <table:table-cell office:value-type="float" office:value="64" calcext:value-type="float">
            <text:p>64</text:p>
          </table:table-cell>
          <table:table-cell office:value-type="float" office:value="2092751.68627451" calcext:value-type="float">
            <text:p>2092751.68627451</text:p>
          </table:table-cell>
          <table:table-cell office:value-type="float" office:value="2092752" calcext:value-type="float">
            <text:p>2092752</text:p>
          </table:table-cell>
          <table:table-cell office:value-type="float" office:value="2092736" calcext:value-type="float">
            <text:p>2092736</text:p>
          </table:table-cell>
          <table:table-cell office:value-type="float" office:value="2092752" calcext:value-type="float">
            <text:p>2092752</text:p>
          </table:table-cell>
          <table:table-cell office:value-type="float" office:value="2.24044813444481" calcext:value-type="float">
            <text:p>2.24044813444481</text:p>
          </table:table-cell>
          <table:table-cell office:value-type="float" office:value="0.00000107057523792191" calcext:value-type="float">
            <text:p>1.07057523792191E-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rrays.concat/2 (MapArray)</text:p>
          </table:table-cell>
          <table:table-cell office:value-type="float" office:value="8192" calcext:value-type="float">
            <text:p>8192</text:p>
          </table:table-cell>
          <table:table-cell office:value-type="float" office:value="221.957759551716" calcext:value-type="float">
            <text:p>221.957759551716</text:p>
          </table:table-cell>
          <table:table-cell office:value-type="float" office:value="13.4019210998601" calcext:value-type="float">
            <text:p>13.4019210998601</text:p>
          </table:table-cell>
          <table:table-cell office:value-type="float" office:value="4505361.75" calcext:value-type="float">
            <text:p>4505361.75</text:p>
          </table:table-cell>
          <table:table-cell office:value-type="float" office:value="4466400" calcext:value-type="float">
            <text:p>4466400</text:p>
          </table:table-cell>
          <table:table-cell office:value-type="float" office:value="3943159" calcext:value-type="float">
            <text:p>3943159</text:p>
          </table:table-cell>
          <table:table-cell office:value-type="float" office:value="5511276" calcext:value-type="float">
            <text:p>5511276</text:p>
          </table:table-cell>
          <table:table-cell office:value-type="float" office:value="272036.007309575" calcext:value-type="float">
            <text:p>272036.007309575</text:p>
          </table:table-cell>
          <table:table-cell office:value-type="float" office:value="0.0603805026998276" calcext:value-type="float">
            <text:p>0.0603805026998276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4490408" calcext:value-type="float">
            <text:p>4490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rrays.concat/2 (MapArray)</text:p>
          </table:table-cell>
          <table:table-cell office:value-type="float" office:value="16384" calcext:value-type="float">
            <text:p>16384</text:p>
          </table:table-cell>
          <table:table-cell office:value-type="float" office:value="109.357441409728" calcext:value-type="float">
            <text:p>109.357441409728</text:p>
          </table:table-cell>
          <table:table-cell office:value-type="float" office:value="4.05782810828295" calcext:value-type="float">
            <text:p>4.05782810828295</text:p>
          </table:table-cell>
          <table:table-cell office:value-type="float" office:value="9144325.13333333" calcext:value-type="float">
            <text:p>9144325.13333333</text:p>
          </table:table-cell>
          <table:table-cell office:value-type="float" office:value="9020195" calcext:value-type="float">
            <text:p>9020195</text:p>
          </table:table-cell>
          <table:table-cell office:value-type="float" office:value="8808036" calcext:value-type="float">
            <text:p>8808036</text:p>
          </table:table-cell>
          <table:table-cell office:value-type="float" office:value="9784029" calcext:value-type="float">
            <text:p>9784029</text:p>
          </table:table-cell>
          <table:table-cell office:value-type="float" office:value="339310.238781954" calcext:value-type="float">
            <text:p>339310.238781954</text:p>
          </table:table-cell>
          <table:table-cell office:value-type="float" office:value="0.0371060995573182" calcext:value-type="float">
            <text:p>0.037106099557318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9503208" calcext:value-type="float">
            <text:p>9503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rrays.concat/2 (MapArray)</text:p>
          </table:table-cell>
          <table:table-cell office:value-type="float" office:value="32768" calcext:value-type="float">
            <text:p>32768</text:p>
          </table:table-cell>
          <table:table-cell office:value-type="float" office:value="39.5956110799237" calcext:value-type="float">
            <text:p>39.5956110799237</text:p>
          </table:table-cell>
          <table:table-cell office:value-type="float" office:value="1.69368955792849" calcext:value-type="float">
            <text:p>1.69368955792849</text:p>
          </table:table-cell>
          <table:table-cell office:value-type="float" office:value="25255324.3333333" calcext:value-type="float">
            <text:p>25255324.3333333</text:p>
          </table:table-cell>
          <table:table-cell office:value-type="float" office:value="24891620" calcext:value-type="float">
            <text:p>24891620</text:p>
          </table:table-cell>
          <table:table-cell office:value-type="float" office:value="24268935" calcext:value-type="float">
            <text:p>24268935</text:p>
          </table:table-cell>
          <table:table-cell office:value-type="float" office:value="27334268" calcext:value-type="float">
            <text:p>27334268</text:p>
          </table:table-cell>
          <table:table-cell office:value-type="float" office:value="1080288.39406275" calcext:value-type="float">
            <text:p>1080288.39406275</text:p>
          </table:table-cell>
          <table:table-cell office:value-type="float" office:value="0.0427746791054639" calcext:value-type="float">
            <text:p>0.042774679105463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0063416" calcext:value-type="float">
            <text:p>20063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rays.concat/2 (MapArray)</text:p>
          </table:table-cell>
          <table:table-cell office:value-type="float" office:value="65536" calcext:value-type="float">
            <text:p>65536</text:p>
          </table:table-cell>
          <table:table-cell office:value-type="float" office:value="12.7210419917441" calcext:value-type="float">
            <text:p>12.7210419917441</text:p>
          </table:table-cell>
          <table:table-cell office:value-type="float" office:value="0.216383699487213" calcext:value-type="float">
            <text:p>0.216383699487213</text:p>
          </table:table-cell>
          <table:table-cell office:value-type="float" office:value="78609912.6666667" calcext:value-type="float">
            <text:p>78609912.6666667</text:p>
          </table:table-cell>
          <table:table-cell office:value-type="float" office:value="78759753" calcext:value-type="float">
            <text:p>78759753</text:p>
          </table:table-cell>
          <table:table-cell office:value-type="float" office:value="77204157" calcext:value-type="float">
            <text:p>77204157</text:p>
          </table:table-cell>
          <table:table-cell office:value-type="float" office:value="79865828" calcext:value-type="float">
            <text:p>79865828</text:p>
          </table:table-cell>
          <table:table-cell office:value-type="float" office:value="1337147.04583316" calcext:value-type="float">
            <text:p>1337147.04583316</text:p>
          </table:table-cell>
          <table:table-cell office:value-type="float" office:value="0.0170099037191801" calcext:value-type="float">
            <text:p>0.01700990371918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2767752" calcext:value-type="float">
            <text:p>42767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rays.concat/2 (MapArray)</text:p>
          </table:table-cell>
          <table:table-cell office:value-type="float" office:value="131072" calcext:value-type="float">
            <text:p>131072</text:p>
          </table:table-cell>
          <table:table-cell office:value-type="float" office:value="5.35326707266344" calcext:value-type="float">
            <text:p>5.3532670726634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86801814" calcext:value-type="float">
            <text:p>186801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90214120" calcext:value-type="float">
            <text:p>90214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concat/2 (MapArray)</text:p>
          </table:table-cell>
          <table:table-cell office:value-type="float" office:value="262144" calcext:value-type="float">
            <text:p>262144</text:p>
          </table:table-cell>
          <table:table-cell office:value-type="float" office:value="2.51858147074222" calcext:value-type="float">
            <text:p>2.5185814707422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97048899" calcext:value-type="float">
            <text:p>397048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87901536" calcext:value-type="float">
            <text:p>187901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concat/2 (MapArray)</text:p>
          </table:table-cell>
          <table:table-cell office:value-type="float" office:value="524288" calcext:value-type="float">
            <text:p>524288</text:p>
          </table:table-cell>
          <table:table-cell office:value-type="float" office:value="1.07952287791921" calcext:value-type="float">
            <text:p>1.0795228779192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926335162" calcext:value-type="float">
            <text:p>926335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92998592" calcext:value-type="float">
            <text:p>392998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concat/2 (MapArray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471627754577803" calcext:value-type="float">
            <text:p>0.47162775457780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120316267" calcext:value-type="float">
            <text:p>2120316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27578352" calcext:value-type="float">
            <text:p>82757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nel.++/2 (list)</text:p>
          </table:table-cell>
          <table:table-cell office:value-type="float" office:value="32" calcext:value-type="float">
            <text:p>32</text:p>
          </table:table-cell>
          <table:table-cell office:value-type="float" office:value="3538163.10499062" calcext:value-type="float">
            <text:p>3538163.10499062</text:p>
          </table:table-cell>
          <table:table-cell office:value-type="float" office:value="29540423.3391597" calcext:value-type="float">
            <text:p>29540423.3391597</text:p>
          </table:table-cell>
          <table:table-cell office:value-type="float" office:value="282.632532850023" calcext:value-type="float">
            <text:p>282.632532850023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117857" calcext:value-type="float">
            <text:p>117857</text:p>
          </table:table-cell>
          <table:table-cell office:value-type="float" office:value="2359.72294720731" calcext:value-type="float">
            <text:p>2359.72294720731</text:p>
          </table:table-cell>
          <table:table-cell office:value-type="float" office:value="8.34908466980862" calcext:value-type="float">
            <text:p>8.34908466980862</text:p>
          </table:table-cell>
          <table:table-cell office:value-type="float" office:value="13242" calcext:value-type="float">
            <text:p>13242</text:p>
          </table:table-cell>
          <table:table-cell table:number-columns-repeated="4"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string" calcext:value-type="string">
            <text:p>Kernel.++/2 (list)</text:p>
          </table:table-cell>
          <table:table-cell office:value-type="float" office:value="64" calcext:value-type="float">
            <text:p>64</text:p>
          </table:table-cell>
          <table:table-cell office:value-type="float" office:value="2140773.00512166" calcext:value-type="float">
            <text:p>2140773.00512166</text:p>
          </table:table-cell>
          <table:table-cell office:value-type="float" office:value="10829416.6708544" calcext:value-type="float">
            <text:p>10829416.6708544</text:p>
          </table:table-cell>
          <table:table-cell office:value-type="float" office:value="467.120987422564" calcext:value-type="float">
            <text:p>467.120987422564</text:p>
          </table:table-cell>
          <table:table-cell office:value-type="float" office:value="199" calcext:value-type="float">
            <text:p>199</text:p>
          </table:table-cell>
          <table:table-cell office:value-type="float" office:value="108" calcext:value-type="float">
            <text:p>108</text:p>
          </table:table-cell>
          <table:table-cell office:value-type="float" office:value="40306" calcext:value-type="float">
            <text:p>40306</text:p>
          </table:table-cell>
          <table:table-cell office:value-type="float" office:value="2363.00055932945" calcext:value-type="float">
            <text:p>2363.00055932945</text:p>
          </table:table-cell>
          <table:table-cell office:value-type="float" office:value="5.05864780849987" calcext:value-type="float">
            <text:p>5.05864780849987</text:p>
          </table:table-cell>
          <table:table-cell office:value-type="float" office:value="10654" calcext:value-type="float">
            <text:p>10654</text:p>
          </table:table-cell>
          <table:table-cell table:number-columns-repeated="4"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string" calcext:value-type="string">
            <text:p>Kernel.++/2 (list)</text:p>
          </table:table-cell>
          <table:table-cell office:value-type="float" office:value="128" calcext:value-type="float">
            <text:p>128</text:p>
          </table:table-cell>
          <table:table-cell office:value-type="float" office:value="974752.070576985" calcext:value-type="float">
            <text:p>974752.070576985</text:p>
          </table:table-cell>
          <table:table-cell office:value-type="float" office:value="3300457.12056205" calcext:value-type="float">
            <text:p>3300457.12056205</text:p>
          </table:table-cell>
          <table:table-cell office:value-type="float" office:value="1025.90189873418" calcext:value-type="float">
            <text:p>1025.90189873418</text:p>
          </table:table-cell>
          <table:table-cell office:value-type="float" office:value="376" calcext:value-type="float">
            <text:p>376</text:p>
          </table:table-cell>
          <table:table-cell office:value-type="float" office:value="239" calcext:value-type="float">
            <text:p>239</text:p>
          </table:table-cell>
          <table:table-cell office:value-type="float" office:value="47122" calcext:value-type="float">
            <text:p>47122</text:p>
          </table:table-cell>
          <table:table-cell office:value-type="float" office:value="3473.64763705616" calcext:value-type="float">
            <text:p>3473.64763705616</text:p>
          </table:table-cell>
          <table:table-cell office:value-type="float" office:value="3.38594522667534" calcext:value-type="float">
            <text:p>3.38594522667534</text:p>
          </table:table-cell>
          <table:table-cell office:value-type="float" office:value="6636" calcext:value-type="float">
            <text:p>6636</text:p>
          </table:table-cell>
          <table:table-cell table:number-columns-repeated="4" office:value-type="float" office:value="416" calcext:value-type="float">
            <text:p>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string" calcext:value-type="string">
            <text:p>Kernel.++/2 (list)</text:p>
          </table:table-cell>
          <table:table-cell office:value-type="float" office:value="256" calcext:value-type="float">
            <text:p>256</text:p>
          </table:table-cell>
          <table:table-cell office:value-type="float" office:value="717355.75027274" calcext:value-type="float">
            <text:p>717355.75027274</text:p>
          </table:table-cell>
          <table:table-cell office:value-type="float" office:value="1154497.20977922" calcext:value-type="float">
            <text:p>1154497.20977922</text:p>
          </table:table-cell>
          <table:table-cell office:value-type="float" office:value="1394.0084813146" calcext:value-type="float">
            <text:p>1394.0084813146</text:p>
          </table:table-cell>
          <table:table-cell office:value-type="float" office:value="716" calcext:value-type="float">
            <text:p>716</text:p>
          </table:table-cell>
          <table:table-cell office:value-type="float" office:value="644" calcext:value-type="float">
            <text:p>644</text:p>
          </table:table-cell>
          <table:table-cell office:value-type="float" office:value="28592" calcext:value-type="float">
            <text:p>28592</text:p>
          </table:table-cell>
          <table:table-cell office:value-type="float" office:value="2243.48783915705" calcext:value-type="float">
            <text:p>2243.48783915705</text:p>
          </table:table-cell>
          <table:table-cell office:value-type="float" office:value="1.60937890208627" calcext:value-type="float">
            <text:p>1.60937890208627</text:p>
          </table:table-cell>
          <table:table-cell office:value-type="float" office:value="3773" calcext:value-type="float">
            <text:p>3773</text:p>
          </table:table-cell>
          <table:table-cell table:number-columns-repeated="4" office:value-type="float" office:value="4096" calcext:value-type="float">
            <text:p>4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Kernel.++/2 (list)</text:p>
          </table:table-cell>
          <table:table-cell office:value-type="float" office:value="512" calcext:value-type="float">
            <text:p>512</text:p>
          </table:table-cell>
          <table:table-cell office:value-type="float" office:value="281931.834218938" calcext:value-type="float">
            <text:p>281931.834218938</text:p>
          </table:table-cell>
          <table:table-cell office:value-type="float" office:value="296630.546125066" calcext:value-type="float">
            <text:p>296630.546125066</text:p>
          </table:table-cell>
          <table:table-cell office:value-type="float" office:value="3546.9566704675" calcext:value-type="float">
            <text:p>3546.9566704675</text:p>
          </table:table-cell>
          <table:table-cell office:value-type="float" office:value="1482" calcext:value-type="float">
            <text:p>1482</text:p>
          </table:table-cell>
          <table:table-cell office:value-type="float" office:value="1297" calcext:value-type="float">
            <text:p>1297</text:p>
          </table:table-cell>
          <table:table-cell office:value-type="float" office:value="43476" calcext:value-type="float">
            <text:p>43476</text:p>
          </table:table-cell>
          <table:table-cell office:value-type="float" office:value="3731.87971893118" calcext:value-type="float">
            <text:p>3731.87971893118</text:p>
          </table:table-cell>
          <table:table-cell office:value-type="float" office:value="1.05213569424272" calcext:value-type="float">
            <text:p>1.05213569424272</text:p>
          </table:table-cell>
          <table:table-cell office:value-type="float" office:value="1754" calcext:value-type="float">
            <text:p>1754</text:p>
          </table:table-cell>
          <table:table-cell table:number-columns-repeated="4" office:value-type="float" office:value="3936" calcext:value-type="float">
            <text:p>3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Kernel.++/2 (list)</text:p>
          </table:table-cell>
          <table:table-cell office:value-type="float" office:value="1024" calcext:value-type="float">
            <text:p>1024</text:p>
          </table:table-cell>
          <table:table-cell office:value-type="float" office:value="117406.528203787" calcext:value-type="float">
            <text:p>117406.528203787</text:p>
          </table:table-cell>
          <table:table-cell office:value-type="float" office:value="111038.825354977" calcext:value-type="float">
            <text:p>111038.825354977</text:p>
          </table:table-cell>
          <table:table-cell office:value-type="float" office:value="8517.41394025605" calcext:value-type="float">
            <text:p>8517.41394025605</text:p>
          </table:table-cell>
          <table:table-cell office:value-type="float" office:value="3371" calcext:value-type="float">
            <text:p>3371</text:p>
          </table:table-cell>
          <table:table-cell office:value-type="float" office:value="2639" calcext:value-type="float">
            <text:p>2639</text:p>
          </table:table-cell>
          <table:table-cell office:value-type="float" office:value="51150" calcext:value-type="float">
            <text:p>51150</text:p>
          </table:table-cell>
          <table:table-cell office:value-type="float" office:value="8055.46040290487" calcext:value-type="float">
            <text:p>8055.46040290487</text:p>
          </table:table-cell>
          <table:table-cell office:value-type="float" office:value="0.94576363898814" calcext:value-type="float">
            <text:p>0.94576363898814</text:p>
          </table:table-cell>
          <table:table-cell office:value-type="float" office:value="703" calcext:value-type="float">
            <text:p>703</text:p>
          </table:table-cell>
          <table:table-cell table:number-columns-repeated="4"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Kernel.++/2 (list)</text:p>
          </table:table-cell>
          <table:table-cell office:value-type="float" office:value="2048" calcext:value-type="float">
            <text:p>2048</text:p>
          </table:table-cell>
          <table:table-cell office:value-type="float" office:value="64287.7904491596" calcext:value-type="float">
            <text:p>64287.7904491596</text:p>
          </table:table-cell>
          <table:table-cell office:value-type="float" office:value="44331.7675290271" calcext:value-type="float">
            <text:p>44331.7675290271</text:p>
          </table:table-cell>
          <table:table-cell office:value-type="float" office:value="15555.0531914894" calcext:value-type="float">
            <text:p>15555.0531914894</text:p>
          </table:table-cell>
          <table:table-cell office:value-type="float" office:value="6633" calcext:value-type="float">
            <text:p>6633</text:p>
          </table:table-cell>
          <table:table-cell office:value-type="float" office:value="5344" calcext:value-type="float">
            <text:p>5344</text:p>
          </table:table-cell>
          <table:table-cell office:value-type="float" office:value="48260" calcext:value-type="float">
            <text:p>48260</text:p>
          </table:table-cell>
          <table:table-cell office:value-type="float" office:value="10726.5002758509" calcext:value-type="float">
            <text:p>10726.5002758509</text:p>
          </table:table-cell>
          <table:table-cell office:value-type="float" office:value="0.689583001986757" calcext:value-type="float">
            <text:p>0.689583001986757</text:p>
          </table:table-cell>
          <table:table-cell office:value-type="float" office:value="376" calcext:value-type="float">
            <text:p>376</text:p>
          </table:table-cell>
          <table:table-cell table:number-columns-repeated="4"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Kernel.++/2 (list)</text:p>
          </table:table-cell>
          <table:table-cell office:value-type="float" office:value="4096" calcext:value-type="float">
            <text:p>4096</text:p>
          </table:table-cell>
          <table:table-cell office:value-type="float" office:value="34535.2184799145" calcext:value-type="float">
            <text:p>34535.2184799145</text:p>
          </table:table-cell>
          <table:table-cell office:value-type="float" office:value="27193.5251851309" calcext:value-type="float">
            <text:p>27193.5251851309</text:p>
          </table:table-cell>
          <table:table-cell office:value-type="float" office:value="28955.9482758621" calcext:value-type="float">
            <text:p>28955.9482758621</text:p>
          </table:table-cell>
          <table:table-cell office:value-type="float" office:value="11806.5" calcext:value-type="float">
            <text:p>11806.5</text:p>
          </table:table-cell>
          <table:table-cell office:value-type="float" office:value="11086" calcext:value-type="float">
            <text:p>11086</text:p>
          </table:table-cell>
          <table:table-cell office:value-type="float" office:value="91244" calcext:value-type="float">
            <text:p>91244</text:p>
          </table:table-cell>
          <table:table-cell office:value-type="float" office:value="22800.327994362" calcext:value-type="float">
            <text:p>22800.327994362</text:p>
          </table:table-cell>
          <table:table-cell office:value-type="float" office:value="0.787414308699003" calcext:value-type="float">
            <text:p>0.787414308699003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10416" calcext:value-type="float">
            <text:p>10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Kernel.++/2 (list)</text:p>
          </table:table-cell>
          <table:table-cell office:value-type="float" office:value="8192" calcext:value-type="float">
            <text:p>8192</text:p>
          </table:table-cell>
          <table:table-cell office:value-type="float" office:value="19872.7711669555" calcext:value-type="float">
            <text:p>19872.7711669555</text:p>
          </table:table-cell>
          <table:table-cell office:value-type="float" office:value="15342.9516005382" calcext:value-type="float">
            <text:p>15342.9516005382</text:p>
          </table:table-cell>
          <table:table-cell office:value-type="float" office:value="50320.1084337349" calcext:value-type="float">
            <text:p>50320.1084337349</text:p>
          </table:table-cell>
          <table:table-cell office:value-type="float" office:value="27113" calcext:value-type="float">
            <text:p>27113</text:p>
          </table:table-cell>
          <table:table-cell office:value-type="float" office:value="21976" calcext:value-type="float">
            <text:p>21976</text:p>
          </table:table-cell>
          <table:table-cell office:value-type="float" office:value="133387" calcext:value-type="float">
            <text:p>133387</text:p>
          </table:table-cell>
          <table:table-cell office:value-type="float" office:value="38850.0920051056" calcext:value-type="float">
            <text:p>38850.0920051056</text:p>
          </table:table-cell>
          <table:table-cell office:value-type="float" office:value="0.77205898823263" calcext:value-type="float">
            <text:p>0.77205898823263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108864" calcext:value-type="float">
            <text:p>108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ernel.++/2 (list)</text:p>
          </table:table-cell>
          <table:table-cell office:value-type="float" office:value="16384" calcext:value-type="float">
            <text:p>16384</text:p>
          </table:table-cell>
          <table:table-cell office:value-type="float" office:value="9991.15782532459" calcext:value-type="float">
            <text:p>9991.15782532459</text:p>
          </table:table-cell>
          <table:table-cell office:value-type="float" office:value="9105.39350332067" calcext:value-type="float">
            <text:p>9105.39350332067</text:p>
          </table:table-cell>
          <table:table-cell office:value-type="float" office:value="100088.5" calcext:value-type="float">
            <text:p>100088.5</text:p>
          </table:table-cell>
          <table:table-cell office:value-type="float" office:value="69288.5" calcext:value-type="float">
            <text:p>69288.5</text:p>
          </table:table-cell>
          <table:table-cell office:value-type="float" office:value="47363" calcext:value-type="float">
            <text:p>47363</text:p>
          </table:table-cell>
          <table:table-cell office:value-type="float" office:value="351124" calcext:value-type="float">
            <text:p>351124</text:p>
          </table:table-cell>
          <table:table-cell office:value-type="float" office:value="91215.1718139338" calcext:value-type="float">
            <text:p>91215.1718139338</text:p>
          </table:table-cell>
          <table:table-cell office:value-type="float" office:value="0.911345177657111" calcext:value-type="float">
            <text:p>0.911345177657111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76256" calcext:value-type="float">
            <text:p>76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ernel.++/2 (list)</text:p>
          </table:table-cell>
          <table:table-cell office:value-type="float" office:value="32768" calcext:value-type="float">
            <text:p>32768</text:p>
          </table:table-cell>
          <table:table-cell office:value-type="float" office:value="4177.79100229152" calcext:value-type="float">
            <text:p>4177.79100229152</text:p>
          </table:table-cell>
          <table:table-cell office:value-type="float" office:value="3126.64768742825" calcext:value-type="float">
            <text:p>3126.64768742825</text:p>
          </table:table-cell>
          <table:table-cell office:value-type="float" office:value="239360.944444444" calcext:value-type="float">
            <text:p>239360.944444444</text:p>
          </table:table-cell>
          <table:table-cell office:value-type="float" office:value="146637.5" calcext:value-type="float">
            <text:p>146637.5</text:p>
          </table:table-cell>
          <table:table-cell office:value-type="float" office:value="124031" calcext:value-type="float">
            <text:p>124031</text:p>
          </table:table-cell>
          <table:table-cell office:value-type="float" office:value="574217" calcext:value-type="float">
            <text:p>574217</text:p>
          </table:table-cell>
          <table:table-cell office:value-type="float" office:value="179137.09493782" calcext:value-type="float">
            <text:p>179137.09493782</text:p>
          </table:table-cell>
          <table:table-cell office:value-type="float" office:value="0.748397343407865" calcext:value-type="float">
            <text:p>0.74839734340786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524256" calcext:value-type="float">
            <text:p>524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ernel.++/2 (list)</text:p>
          </table:table-cell>
          <table:table-cell office:value-type="float" office:value="65536" calcext:value-type="float">
            <text:p>65536</text:p>
          </table:table-cell>
          <table:table-cell office:value-type="float" office:value="952.196601936795" calcext:value-type="float">
            <text:p>952.196601936795</text:p>
          </table:table-cell>
          <table:table-cell office:value-type="float" office:value="470.286066405229" calcext:value-type="float">
            <text:p>470.286066405229</text:p>
          </table:table-cell>
          <table:table-cell office:value-type="float" office:value="1050203.28571429" calcext:value-type="float">
            <text:p>1050203.28571429</text:p>
          </table:table-cell>
          <table:table-cell office:value-type="float" office:value="1171624" calcext:value-type="float">
            <text:p>1171624</text:p>
          </table:table-cell>
          <table:table-cell office:value-type="float" office:value="535237" calcext:value-type="float">
            <text:p>535237</text:p>
          </table:table-cell>
          <table:table-cell office:value-type="float" office:value="1866259" calcext:value-type="float">
            <text:p>1866259</text:p>
          </table:table-cell>
          <table:table-cell office:value-type="float" office:value="518691.172768124" calcext:value-type="float">
            <text:p>518691.172768124</text:p>
          </table:table-cell>
          <table:table-cell office:value-type="float" office:value="0.493895972164418" calcext:value-type="float">
            <text:p>0.49389597216441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47984" calcext:value-type="float">
            <text:p>447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ernel.++/2 (list)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3.634836363827" calcext:value-type="float">
            <text:p>873.634836363827</text:p>
          </table:table-cell>
          <table:table-cell office:value-type="float" office:value="763.779961872523" calcext:value-type="float">
            <text:p>763.779961872523</text:p>
          </table:table-cell>
          <table:table-cell office:value-type="float" office:value="1144643" calcext:value-type="float">
            <text:p>1144643</text:p>
          </table:table-cell>
          <table:table-cell office:value-type="float" office:value="569749" calcext:value-type="float">
            <text:p>569749</text:p>
          </table:table-cell>
          <table:table-cell office:value-type="float" office:value="564021" calcext:value-type="float">
            <text:p>564021</text:p>
          </table:table-cell>
          <table:table-cell office:value-type="float" office:value="2300159" calcext:value-type="float">
            <text:p>2300159</text:p>
          </table:table-cell>
          <table:table-cell office:value-type="float" office:value="1000710.30882469" calcext:value-type="float">
            <text:p>1000710.30882469</text:p>
          </table:table-cell>
          <table:table-cell office:value-type="float" office:value="0.87425538689765" calcext:value-type="float">
            <text:p>0.8742553868976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097152" calcext:value-type="float">
            <text:p>2097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rnel.++/2 (list)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9.877852381121" calcext:value-type="float">
            <text:p>569.877852381121</text:p>
          </table:table-cell>
          <table:table-cell office:value-type="float" office:value="68.1031172085382" calcext:value-type="float">
            <text:p>68.1031172085382</text:p>
          </table:table-cell>
          <table:table-cell table:number-columns-repeated="2" office:value-type="float" office:value="1754762" calcext:value-type="float">
            <text:p>1754762</text:p>
          </table:table-cell>
          <table:table-cell office:value-type="float" office:value="1606480" calcext:value-type="float">
            <text:p>1606480</text:p>
          </table:table-cell>
          <table:table-cell office:value-type="float" office:value="1903044" calcext:value-type="float">
            <text:p>1903044</text:p>
          </table:table-cell>
          <table:table-cell office:value-type="float" office:value="209702.415455807" calcext:value-type="float">
            <text:p>209702.415455807</text:p>
          </table:table-cell>
          <table:table-cell office:value-type="float" office:value="0.119504762159089" calcext:value-type="float">
            <text:p>0.11950476215908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207488" calcext:value-type="float">
            <text:p>1207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nel.++/2 (list)</text:p>
          </table:table-cell>
          <table:table-cell office:value-type="float" office:value="524288" calcext:value-type="float">
            <text:p>524288</text:p>
          </table:table-cell>
          <table:table-cell office:value-type="float" office:value="450.603493258521" calcext:value-type="float">
            <text:p>450.60349325852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219246" calcext:value-type="float">
            <text:p>2219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121616" calcext:value-type="float">
            <text:p>3121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nel.++/2 (list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7.109596086174" calcext:value-type="float">
            <text:p>237.10959608617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217459" calcext:value-type="float">
            <text:p>4217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30992" calcext:value-type="float">
            <text:p>830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0.9283in" svg:y="0.0394in">
            <draw:object draw:notify-on-update-of-ranges="concat.B2:concat.B2 concat.B3:concat.B17 concat.A2:concat.A2 concat.C2:concat.C17 concat.B2:concat.B17 concat.A18:concat.A18 concat.C18:concat.C33 concat.B18:concat.B33 concat.A34:concat.A34 concat.C34:concat.C49 concat.B34:concat.B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0004in" svg:y="0.0004in">
            <draw:object draw:notify-on-update-of-ranges="concat.B3:concat.B17 concat.B2:concat.B17 concat.A2:concat.A2 concat.C2:concat.C17 concat.B18:concat.B33 concat.A18:concat.A18 concat.C18:concat.C33 concat.B34:concat.B49 concat.A34:concat.A34 concat.C34:concat.C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0004in" svg:y="3.7335in">
            <draw:object draw:notify-on-update-of-ranges="concat.B3:concat.B17 concat.B2:concat.B17 concat.A2:concat.A2 concat.C2:concat.C17 concat.B18:concat.B33 concat.A18:concat.A18 concat.C18:concat.C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8.0004in" svg:y="7.4669in">
            <draw:object draw:notify-on-update-of-ranges="concat.B3:concat.B17 concat.B2:concat.B17 concat.A2:concat.A2 concat.C2:concat.C17 concat.B18:concat.B33 concat.A18:concat.A18 concat.C18:concat.C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ncat.A2:concat.R49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dc:date>2021-09-07T10:49:28.625809826</dc:date>
    <meta:editing-duration>PT5M40S</meta:editing-duration>
    <meta:editing-cycles>6</meta:editing-cycles>
    <meta:document-statistic meta:table-count="2" meta:cell-count="88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91cm" svg:y="0.316cm" chart:style-name="ch2">
          <text:p>Concatenating two equally-sized collections</text:p>
        </chart:title>
        <chart:legend chart:legend-position="end" svg:x="10.105cm" svg:y="3.703cm" style:legend-expansion="high" chart:style-name="ch3"/>
        <chart:plot-area chart:style-name="ch4" table:cell-range-address="concat.B2:concat.C17 concat.A2:concat.A2 concat.A18:concat.A18 concat.C18:concat.C49 concat.A34:concat.A34" chart:data-source-has-labels="both" svg:x="1.331cm" svg:y="1.275cm" svg:width="8.454cm" svg:height="6.564cm">
          <chart:coordinate-region svg:x="2.878cm" svg:y="1.275cm" svg:width="6.766cm" svg:height="4.919cm"/>
          <chart:axis chart:dimension="x" chart:name="primary-x" chart:style-name="ch5" chartooo:axis-type="auto">
            <chart:title svg:x="3.887cm" svg:y="8.019cm" chart:style-name="ch6">
              <text:p>Size of each collection</text:p>
            </chart:title>
            <chart:categories table:cell-range-address="concat.B3:concat.B17"/>
            <chart:grid chart:style-name="ch7" chart:class="major"/>
          </chart:axis>
          <chart:axis chart:dimension="y" chart:name="primary-y" chart:style-name="ch8">
            <chart:title svg:x="0.451cm" svg:y="5.831cm" chart:style-name="ch9">
              <text:p>Calls per second</text:p>
            </chart:title>
            <chart:grid chart:style-name="ch7" chart:class="major"/>
          </chart:axis>
          <chart:series chart:style-name="ch10" chart:values-cell-range-address="concat.C2:concat.C17" chart:label-cell-address="concat.A2:concat.A2" chart:class="chart:scatter">
            <chart:domain table:cell-range-address="concat.B2:concat.B17"/>
            <chart:data-point chart:repeated="16"/>
          </chart:series>
          <chart:series chart:style-name="ch11" chart:values-cell-range-address="concat.C18:concat.C33" chart:label-cell-address="concat.A18:concat.A18" chart:class="chart:scatter">
            <chart:domain table:cell-range-address="concat.B18:concat.B33"/>
            <chart:data-point chart:repeated="16"/>
          </chart:series>
          <chart:series chart:style-name="ch12" chart:values-cell-range-address="concat.C34:concat.C49" chart:label-cell-address="concat.A34:concat.A34" chart:class="chart:scatter">
            <chart:domain table:cell-range-address="concat.B34:concat.B49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rays.concat/2 (ErlangArray)</text:p>
                <draw:g>
                  <svg:desc>concat.A2:concat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concat/2 (MapArray)</text:p>
                <draw:g>
                  <svg:desc>concat.A18:concat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ernel.++/2 (list)</text:p>
                <draw:g>
                  <svg:desc>concat.A34:concat.A34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concat.B3:concat.B17</svg:desc>
                </draw:g>
              </table:table-cell>
              <table:table-cell office:value-type="float" office:value="32">
                <text:p>32</text:p>
                <draw:g>
                  <svg:desc>concat.B2:concat.B17</svg:desc>
                </draw:g>
              </table:table-cell>
              <table:table-cell office:value-type="float" office:value="103915.43638496">
                <text:p>103915.43638496</text:p>
                <draw:g>
                  <svg:desc>concat.C2:concat.C17</svg:desc>
                </draw:g>
              </table:table-cell>
              <table:table-cell office:value-type="float" office:value="32">
                <text:p>32</text:p>
                <draw:g>
                  <svg:desc>concat.B18:concat.B33</svg:desc>
                </draw:g>
              </table:table-cell>
              <table:table-cell office:value-type="float" office:value="72800.6860225614">
                <text:p>72800.6860225614</text:p>
                <draw:g>
                  <svg:desc>concat.C18:concat.C33</svg:desc>
                </draw:g>
              </table:table-cell>
              <table:table-cell office:value-type="float" office:value="32">
                <text:p>32</text:p>
                <draw:g>
                  <svg:desc>concat.B34:concat.B49</svg:desc>
                </draw:g>
              </table:table-cell>
              <table:table-cell office:value-type="float" office:value="3538163.10499062">
                <text:p>3538163.10499062</text:p>
                <draw:g>
                  <svg:desc>concat.C34:concat.C49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4">
                <text:p>64</text:p>
              </table:table-cell>
              <table:table-cell office:value-type="float" office:value="52163.4729586643">
                <text:p>52163.4729586643</text:p>
              </table:table-cell>
              <table:table-cell office:value-type="float" office:value="64">
                <text:p>64</text:p>
              </table:table-cell>
              <table:table-cell office:value-type="float" office:value="49458.7120523234">
                <text:p>49458.7120523234</text:p>
              </table:table-cell>
              <table:table-cell office:value-type="float" office:value="64">
                <text:p>64</text:p>
              </table:table-cell>
              <table:table-cell office:value-type="float" office:value="2140773.00512166">
                <text:p>2140773.0051216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  <table:table-cell office:value-type="float" office:value="23731.7639165693">
                <text:p>23731.7639165693</text:p>
              </table:table-cell>
              <table:table-cell office:value-type="float" office:value="128">
                <text:p>128</text:p>
              </table:table-cell>
              <table:table-cell office:value-type="float" office:value="22722.95778263">
                <text:p>22722.95778263</text:p>
              </table:table-cell>
              <table:table-cell office:value-type="float" office:value="128">
                <text:p>128</text:p>
              </table:table-cell>
              <table:table-cell office:value-type="float" office:value="974752.070576985">
                <text:p>974752.07057698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12356.0250869905">
                <text:p>12356.0250869905</text:p>
              </table:table-cell>
              <table:table-cell office:value-type="float" office:value="256">
                <text:p>256</text:p>
              </table:table-cell>
              <table:table-cell office:value-type="float" office:value="9453.96393323366">
                <text:p>9453.96393323366</text:p>
              </table:table-cell>
              <table:table-cell office:value-type="float" office:value="256">
                <text:p>256</text:p>
              </table:table-cell>
              <table:table-cell office:value-type="float" office:value="717355.75027274">
                <text:p>717355.7502727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6196.59488691677">
                <text:p>6196.59488691677</text:p>
              </table:table-cell>
              <table:table-cell office:value-type="float" office:value="512">
                <text:p>512</text:p>
              </table:table-cell>
              <table:table-cell office:value-type="float" office:value="4104.20187706945">
                <text:p>4104.20187706945</text:p>
              </table:table-cell>
              <table:table-cell office:value-type="float" office:value="512">
                <text:p>512</text:p>
              </table:table-cell>
              <table:table-cell office:value-type="float" office:value="281931.834218938">
                <text:p>281931.83421893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  <table:table-cell office:value-type="float" office:value="2707.3157178149">
                <text:p>2707.3157178149</text:p>
              </table:table-cell>
              <table:table-cell office:value-type="float" office:value="1024">
                <text:p>1024</text:p>
              </table:table-cell>
              <table:table-cell office:value-type="float" office:value="2067.54165271227">
                <text:p>2067.54165271227</text:p>
              </table:table-cell>
              <table:table-cell office:value-type="float" office:value="1024">
                <text:p>1024</text:p>
              </table:table-cell>
              <table:table-cell office:value-type="float" office:value="117406.528203787">
                <text:p>117406.52820378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048">
                <text:p>2048</text:p>
              </table:table-cell>
              <table:table-cell office:value-type="float" office:value="1347.25130441409">
                <text:p>1347.25130441409</text:p>
              </table:table-cell>
              <table:table-cell office:value-type="float" office:value="2048">
                <text:p>2048</text:p>
              </table:table-cell>
              <table:table-cell office:value-type="float" office:value="985.831323230622">
                <text:p>985.831323230622</text:p>
              </table:table-cell>
              <table:table-cell office:value-type="float" office:value="2048">
                <text:p>2048</text:p>
              </table:table-cell>
              <table:table-cell office:value-type="float" office:value="64287.7904491596">
                <text:p>64287.790449159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096">
                <text:p>4096</text:p>
              </table:table-cell>
              <table:table-cell office:value-type="float" office:value="701.057895498804">
                <text:p>701.057895498804</text:p>
              </table:table-cell>
              <table:table-cell office:value-type="float" office:value="4096">
                <text:p>4096</text:p>
              </table:table-cell>
              <table:table-cell office:value-type="float" office:value="484.785426016934">
                <text:p>484.785426016934</text:p>
              </table:table-cell>
              <table:table-cell office:value-type="float" office:value="4096">
                <text:p>4096</text:p>
              </table:table-cell>
              <table:table-cell office:value-type="float" office:value="34535.2184799145">
                <text:p>34535.218479914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8192">
                <text:p>8192</text:p>
              </table:table-cell>
              <table:table-cell office:value-type="float" office:value="305.4248639811">
                <text:p>305.4248639811</text:p>
              </table:table-cell>
              <table:table-cell office:value-type="float" office:value="8192">
                <text:p>8192</text:p>
              </table:table-cell>
              <table:table-cell office:value-type="float" office:value="221.957759551716">
                <text:p>221.957759551716</text:p>
              </table:table-cell>
              <table:table-cell office:value-type="float" office:value="8192">
                <text:p>8192</text:p>
              </table:table-cell>
              <table:table-cell office:value-type="float" office:value="19872.7711669555">
                <text:p>19872.771166955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6384">
                <text:p>16384</text:p>
              </table:table-cell>
              <table:table-cell office:value-type="float" office:value="148.870247337057">
                <text:p>148.870247337057</text:p>
              </table:table-cell>
              <table:table-cell office:value-type="float" office:value="16384">
                <text:p>16384</text:p>
              </table:table-cell>
              <table:table-cell office:value-type="float" office:value="109.357441409728">
                <text:p>109.357441409728</text:p>
              </table:table-cell>
              <table:table-cell office:value-type="float" office:value="16384">
                <text:p>16384</text:p>
              </table:table-cell>
              <table:table-cell office:value-type="float" office:value="9991.15782532459">
                <text:p>9991.1578253245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2768">
                <text:p>32768</text:p>
              </table:table-cell>
              <table:table-cell office:value-type="float" office:value="65.7535617492068">
                <text:p>65.7535617492068</text:p>
              </table:table-cell>
              <table:table-cell office:value-type="float" office:value="32768">
                <text:p>32768</text:p>
              </table:table-cell>
              <table:table-cell office:value-type="float" office:value="39.5956110799237">
                <text:p>39.5956110799237</text:p>
              </table:table-cell>
              <table:table-cell office:value-type="float" office:value="32768">
                <text:p>32768</text:p>
              </table:table-cell>
              <table:table-cell office:value-type="float" office:value="4177.79100229152">
                <text:p>4177.7910022915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65536">
                <text:p>65536</text:p>
              </table:table-cell>
              <table:table-cell office:value-type="float" office:value="31.9650517139397">
                <text:p>31.9650517139397</text:p>
              </table:table-cell>
              <table:table-cell office:value-type="float" office:value="65536">
                <text:p>65536</text:p>
              </table:table-cell>
              <table:table-cell office:value-type="float" office:value="12.7210419917441">
                <text:p>12.7210419917441</text:p>
              </table:table-cell>
              <table:table-cell office:value-type="float" office:value="65536">
                <text:p>65536</text:p>
              </table:table-cell>
              <table:table-cell office:value-type="float" office:value="952.196601936795">
                <text:p>952.19660193679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31072">
                <text:p>131072</text:p>
              </table:table-cell>
              <table:table-cell office:value-type="float" office:value="15.2401029837767">
                <text:p>15.2401029837767</text:p>
              </table:table-cell>
              <table:table-cell office:value-type="float" office:value="131072">
                <text:p>131072</text:p>
              </table:table-cell>
              <table:table-cell office:value-type="float" office:value="5.35326707266344">
                <text:p>5.35326707266344</text:p>
              </table:table-cell>
              <table:table-cell office:value-type="float" office:value="131072">
                <text:p>131072</text:p>
              </table:table-cell>
              <table:table-cell office:value-type="float" office:value="873.634836363827">
                <text:p>873.63483636382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62144">
                <text:p>262144</text:p>
              </table:table-cell>
              <table:table-cell office:value-type="float" office:value="7.81009943170358">
                <text:p>7.81009943170358</text:p>
              </table:table-cell>
              <table:table-cell office:value-type="float" office:value="262144">
                <text:p>262144</text:p>
              </table:table-cell>
              <table:table-cell office:value-type="float" office:value="2.51858147074222">
                <text:p>2.51858147074222</text:p>
              </table:table-cell>
              <table:table-cell office:value-type="float" office:value="262144">
                <text:p>262144</text:p>
              </table:table-cell>
              <table:table-cell office:value-type="float" office:value="569.877852381121">
                <text:p>569.877852381121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524288">
                <text:p>524288</text:p>
              </table:table-cell>
              <table:table-cell office:value-type="float" office:value="3.82694492296457">
                <text:p>3.82694492296457</text:p>
              </table:table-cell>
              <table:table-cell office:value-type="float" office:value="524288">
                <text:p>524288</text:p>
              </table:table-cell>
              <table:table-cell office:value-type="float" office:value="1.07952287791921">
                <text:p>1.07952287791921</text:p>
              </table:table-cell>
              <table:table-cell office:value-type="float" office:value="524288">
                <text:p>524288</text:p>
              </table:table-cell>
              <table:table-cell office:value-type="float" office:value="450.603493258521">
                <text:p>450.603493258521</text:p>
              </table:table-cell>
            </table:table-row>
            <table:table-row>
              <table:table-cell office:value-type="string"/>
              <table:table-cell office:value-type="float" office:value="1048576">
                <text:p>1048576</text:p>
              </table:table-cell>
              <table:table-cell office:value-type="float" office:value="1.43152651034139">
                <text:p>1.43152651034139</text:p>
              </table:table-cell>
              <table:table-cell office:value-type="float" office:value="1048576">
                <text:p>1048576</text:p>
              </table:table-cell>
              <table:table-cell office:value-type="float" office:value="0.471627754577803">
                <text:p>0.471627754577803</text:p>
              </table:table-cell>
              <table:table-cell office:value-type="float" office:value="1048576">
                <text:p>1048576</text:p>
              </table:table-cell>
              <table:table-cell office:value-type="float" office:value="237.109596086174">
                <text:p>237.109596086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32" chart:maximum="104857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91cm" svg:y="0.316cm" chart:style-name="ch2">
          <text:p>Concatenating two equally-sized collections</text:p>
        </chart:title>
        <chart:legend chart:legend-position="end" svg:x="10.105cm" svg:y="3.703cm" style:legend-expansion="high" chart:style-name="ch3"/>
        <chart:plot-area chart:style-name="ch4" table:cell-range-address="concat.B2:concat.C17 concat.A2:concat.A2 concat.A18:concat.A18 concat.C18:concat.C49 concat.A34:concat.A34" chart:data-source-has-labels="both" svg:x="1.331cm" svg:y="1.275cm" svg:width="8.454cm" svg:height="6.564cm">
          <chart:coordinate-region svg:x="2.878cm" svg:y="1.474cm" svg:width="6.907cm" svg:height="5.718cm"/>
          <chart:axis chart:dimension="x" chart:name="primary-x" chart:style-name="ch5" chartooo:axis-type="auto">
            <chart:title svg:x="3.887cm" svg:y="8.019cm" chart:style-name="ch6">
              <text:p>Size of each collection</text:p>
            </chart:title>
            <chart:categories table:cell-range-address="concat.B3:concat.B17"/>
            <chart:grid chart:style-name="ch7" chart:class="major"/>
          </chart:axis>
          <chart:axis chart:dimension="y" chart:name="primary-y" chart:style-name="ch8">
            <chart:title svg:x="0.451cm" svg:y="5.831cm" chart:style-name="ch9">
              <text:p>Calls per second</text:p>
            </chart:title>
            <chart:grid chart:style-name="ch7" chart:class="major"/>
          </chart:axis>
          <chart:series chart:style-name="ch10" chart:values-cell-range-address="concat.C2:concat.C17" chart:label-cell-address="concat.A2:concat.A2" chart:class="chart:scatter">
            <chart:domain table:cell-range-address="concat.B2:concat.B17"/>
            <chart:data-point chart:repeated="16"/>
          </chart:series>
          <chart:series chart:style-name="ch11" chart:values-cell-range-address="concat.C18:concat.C33" chart:label-cell-address="concat.A18:concat.A18" chart:class="chart:scatter">
            <chart:domain table:cell-range-address="concat.B18:concat.B33"/>
            <chart:data-point chart:repeated="16"/>
          </chart:series>
          <chart:series chart:style-name="ch12" chart:values-cell-range-address="concat.C34:concat.C49" chart:label-cell-address="concat.A34:concat.A34" chart:class="chart:scatter">
            <chart:domain table:cell-range-address="concat.B34:concat.B49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rays.concat/2 (ErlangArray)</text:p>
                <draw:g>
                  <svg:desc>concat.A2:concat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concat/2 (MapArray)</text:p>
                <draw:g>
                  <svg:desc>concat.A18:concat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ernel.++/2 (list)</text:p>
                <draw:g>
                  <svg:desc>concat.A34:concat.A34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concat.B3:concat.B17</svg:desc>
                </draw:g>
              </table:table-cell>
              <table:table-cell office:value-type="float" office:value="32">
                <text:p>32</text:p>
                <draw:g>
                  <svg:desc>concat.B2:concat.B17</svg:desc>
                </draw:g>
              </table:table-cell>
              <table:table-cell office:value-type="float" office:value="103915.43638496">
                <text:p>103915.43638496</text:p>
                <draw:g>
                  <svg:desc>concat.C2:concat.C17</svg:desc>
                </draw:g>
              </table:table-cell>
              <table:table-cell office:value-type="float" office:value="32">
                <text:p>32</text:p>
                <draw:g>
                  <svg:desc>concat.B18:concat.B33</svg:desc>
                </draw:g>
              </table:table-cell>
              <table:table-cell office:value-type="float" office:value="72800.6860225614">
                <text:p>72800.6860225614</text:p>
                <draw:g>
                  <svg:desc>concat.C18:concat.C33</svg:desc>
                </draw:g>
              </table:table-cell>
              <table:table-cell office:value-type="float" office:value="32">
                <text:p>32</text:p>
                <draw:g>
                  <svg:desc>concat.B34:concat.B49</svg:desc>
                </draw:g>
              </table:table-cell>
              <table:table-cell office:value-type="float" office:value="3538163.10499062">
                <text:p>3538163.10499062</text:p>
                <draw:g>
                  <svg:desc>concat.C34:concat.C49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4">
                <text:p>64</text:p>
              </table:table-cell>
              <table:table-cell office:value-type="float" office:value="52163.4729586643">
                <text:p>52163.4729586643</text:p>
              </table:table-cell>
              <table:table-cell office:value-type="float" office:value="64">
                <text:p>64</text:p>
              </table:table-cell>
              <table:table-cell office:value-type="float" office:value="49458.7120523234">
                <text:p>49458.7120523234</text:p>
              </table:table-cell>
              <table:table-cell office:value-type="float" office:value="64">
                <text:p>64</text:p>
              </table:table-cell>
              <table:table-cell office:value-type="float" office:value="2140773.00512166">
                <text:p>2140773.0051216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  <table:table-cell office:value-type="float" office:value="23731.7639165693">
                <text:p>23731.7639165693</text:p>
              </table:table-cell>
              <table:table-cell office:value-type="float" office:value="128">
                <text:p>128</text:p>
              </table:table-cell>
              <table:table-cell office:value-type="float" office:value="22722.95778263">
                <text:p>22722.95778263</text:p>
              </table:table-cell>
              <table:table-cell office:value-type="float" office:value="128">
                <text:p>128</text:p>
              </table:table-cell>
              <table:table-cell office:value-type="float" office:value="974752.070576985">
                <text:p>974752.07057698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12356.0250869905">
                <text:p>12356.0250869905</text:p>
              </table:table-cell>
              <table:table-cell office:value-type="float" office:value="256">
                <text:p>256</text:p>
              </table:table-cell>
              <table:table-cell office:value-type="float" office:value="9453.96393323366">
                <text:p>9453.96393323366</text:p>
              </table:table-cell>
              <table:table-cell office:value-type="float" office:value="256">
                <text:p>256</text:p>
              </table:table-cell>
              <table:table-cell office:value-type="float" office:value="717355.75027274">
                <text:p>717355.7502727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6196.59488691677">
                <text:p>6196.59488691677</text:p>
              </table:table-cell>
              <table:table-cell office:value-type="float" office:value="512">
                <text:p>512</text:p>
              </table:table-cell>
              <table:table-cell office:value-type="float" office:value="4104.20187706945">
                <text:p>4104.20187706945</text:p>
              </table:table-cell>
              <table:table-cell office:value-type="float" office:value="512">
                <text:p>512</text:p>
              </table:table-cell>
              <table:table-cell office:value-type="float" office:value="281931.834218938">
                <text:p>281931.83421893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  <table:table-cell office:value-type="float" office:value="2707.3157178149">
                <text:p>2707.3157178149</text:p>
              </table:table-cell>
              <table:table-cell office:value-type="float" office:value="1024">
                <text:p>1024</text:p>
              </table:table-cell>
              <table:table-cell office:value-type="float" office:value="2067.54165271227">
                <text:p>2067.54165271227</text:p>
              </table:table-cell>
              <table:table-cell office:value-type="float" office:value="1024">
                <text:p>1024</text:p>
              </table:table-cell>
              <table:table-cell office:value-type="float" office:value="117406.528203787">
                <text:p>117406.52820378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048">
                <text:p>2048</text:p>
              </table:table-cell>
              <table:table-cell office:value-type="float" office:value="1347.25130441409">
                <text:p>1347.25130441409</text:p>
              </table:table-cell>
              <table:table-cell office:value-type="float" office:value="2048">
                <text:p>2048</text:p>
              </table:table-cell>
              <table:table-cell office:value-type="float" office:value="985.831323230622">
                <text:p>985.831323230622</text:p>
              </table:table-cell>
              <table:table-cell office:value-type="float" office:value="2048">
                <text:p>2048</text:p>
              </table:table-cell>
              <table:table-cell office:value-type="float" office:value="64287.7904491596">
                <text:p>64287.790449159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096">
                <text:p>4096</text:p>
              </table:table-cell>
              <table:table-cell office:value-type="float" office:value="701.057895498804">
                <text:p>701.057895498804</text:p>
              </table:table-cell>
              <table:table-cell office:value-type="float" office:value="4096">
                <text:p>4096</text:p>
              </table:table-cell>
              <table:table-cell office:value-type="float" office:value="484.785426016934">
                <text:p>484.785426016934</text:p>
              </table:table-cell>
              <table:table-cell office:value-type="float" office:value="4096">
                <text:p>4096</text:p>
              </table:table-cell>
              <table:table-cell office:value-type="float" office:value="34535.2184799145">
                <text:p>34535.218479914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8192">
                <text:p>8192</text:p>
              </table:table-cell>
              <table:table-cell office:value-type="float" office:value="305.4248639811">
                <text:p>305.4248639811</text:p>
              </table:table-cell>
              <table:table-cell office:value-type="float" office:value="8192">
                <text:p>8192</text:p>
              </table:table-cell>
              <table:table-cell office:value-type="float" office:value="221.957759551716">
                <text:p>221.957759551716</text:p>
              </table:table-cell>
              <table:table-cell office:value-type="float" office:value="8192">
                <text:p>8192</text:p>
              </table:table-cell>
              <table:table-cell office:value-type="float" office:value="19872.7711669555">
                <text:p>19872.771166955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6384">
                <text:p>16384</text:p>
              </table:table-cell>
              <table:table-cell office:value-type="float" office:value="148.870247337057">
                <text:p>148.870247337057</text:p>
              </table:table-cell>
              <table:table-cell office:value-type="float" office:value="16384">
                <text:p>16384</text:p>
              </table:table-cell>
              <table:table-cell office:value-type="float" office:value="109.357441409728">
                <text:p>109.357441409728</text:p>
              </table:table-cell>
              <table:table-cell office:value-type="float" office:value="16384">
                <text:p>16384</text:p>
              </table:table-cell>
              <table:table-cell office:value-type="float" office:value="9991.15782532459">
                <text:p>9991.1578253245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2768">
                <text:p>32768</text:p>
              </table:table-cell>
              <table:table-cell office:value-type="float" office:value="65.7535617492068">
                <text:p>65.7535617492068</text:p>
              </table:table-cell>
              <table:table-cell office:value-type="float" office:value="32768">
                <text:p>32768</text:p>
              </table:table-cell>
              <table:table-cell office:value-type="float" office:value="39.5956110799237">
                <text:p>39.5956110799237</text:p>
              </table:table-cell>
              <table:table-cell office:value-type="float" office:value="32768">
                <text:p>32768</text:p>
              </table:table-cell>
              <table:table-cell office:value-type="float" office:value="4177.79100229152">
                <text:p>4177.7910022915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65536">
                <text:p>65536</text:p>
              </table:table-cell>
              <table:table-cell office:value-type="float" office:value="31.9650517139397">
                <text:p>31.9650517139397</text:p>
              </table:table-cell>
              <table:table-cell office:value-type="float" office:value="65536">
                <text:p>65536</text:p>
              </table:table-cell>
              <table:table-cell office:value-type="float" office:value="12.7210419917441">
                <text:p>12.7210419917441</text:p>
              </table:table-cell>
              <table:table-cell office:value-type="float" office:value="65536">
                <text:p>65536</text:p>
              </table:table-cell>
              <table:table-cell office:value-type="float" office:value="952.196601936795">
                <text:p>952.19660193679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31072">
                <text:p>131072</text:p>
              </table:table-cell>
              <table:table-cell office:value-type="float" office:value="15.2401029837767">
                <text:p>15.2401029837767</text:p>
              </table:table-cell>
              <table:table-cell office:value-type="float" office:value="131072">
                <text:p>131072</text:p>
              </table:table-cell>
              <table:table-cell office:value-type="float" office:value="5.35326707266344">
                <text:p>5.35326707266344</text:p>
              </table:table-cell>
              <table:table-cell office:value-type="float" office:value="131072">
                <text:p>131072</text:p>
              </table:table-cell>
              <table:table-cell office:value-type="float" office:value="873.634836363827">
                <text:p>873.63483636382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62144">
                <text:p>262144</text:p>
              </table:table-cell>
              <table:table-cell office:value-type="float" office:value="7.81009943170358">
                <text:p>7.81009943170358</text:p>
              </table:table-cell>
              <table:table-cell office:value-type="float" office:value="262144">
                <text:p>262144</text:p>
              </table:table-cell>
              <table:table-cell office:value-type="float" office:value="2.51858147074222">
                <text:p>2.51858147074222</text:p>
              </table:table-cell>
              <table:table-cell office:value-type="float" office:value="262144">
                <text:p>262144</text:p>
              </table:table-cell>
              <table:table-cell office:value-type="float" office:value="569.877852381121">
                <text:p>569.877852381121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524288">
                <text:p>524288</text:p>
              </table:table-cell>
              <table:table-cell office:value-type="float" office:value="3.82694492296457">
                <text:p>3.82694492296457</text:p>
              </table:table-cell>
              <table:table-cell office:value-type="float" office:value="524288">
                <text:p>524288</text:p>
              </table:table-cell>
              <table:table-cell office:value-type="float" office:value="1.07952287791921">
                <text:p>1.07952287791921</text:p>
              </table:table-cell>
              <table:table-cell office:value-type="float" office:value="524288">
                <text:p>524288</text:p>
              </table:table-cell>
              <table:table-cell office:value-type="float" office:value="450.603493258521">
                <text:p>450.603493258521</text:p>
              </table:table-cell>
            </table:table-row>
            <table:table-row>
              <table:table-cell office:value-type="string"/>
              <table:table-cell office:value-type="float" office:value="1048576">
                <text:p>1048576</text:p>
              </table:table-cell>
              <table:table-cell office:value-type="float" office:value="1.43152651034139">
                <text:p>1.43152651034139</text:p>
              </table:table-cell>
              <table:table-cell office:value-type="float" office:value="1048576">
                <text:p>1048576</text:p>
              </table:table-cell>
              <table:table-cell office:value-type="float" office:value="0.471627754577803">
                <text:p>0.471627754577803</text:p>
              </table:table-cell>
              <table:table-cell office:value-type="float" office:value="1048576">
                <text:p>1048576</text:p>
              </table:table-cell>
              <table:table-cell office:value-type="float" office:value="237.109596086174">
                <text:p>237.109596086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32" chart:maximum="104857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91cm" svg:y="0.316cm" chart:style-name="ch2">
          <text:p>Concatenating two equally-sized collections</text:p>
        </chart:title>
        <chart:legend chart:legend-position="end" svg:x="10.105cm" svg:y="3.952cm" style:legend-expansion="high" chart:style-name="ch3"/>
        <chart:plot-area chart:style-name="ch4" table:cell-range-address="concat.B2:concat.C17 concat.A2:concat.A2 concat.A18:concat.A18 concat.C18:concat.C33" chart:data-source-has-labels="both" svg:x="1.331cm" svg:y="1.275cm" svg:width="8.454cm" svg:height="6.564cm">
          <chart:coordinate-region svg:x="2.693cm" svg:y="1.474cm" svg:width="7.092cm" svg:height="5.718cm"/>
          <chart:axis chart:dimension="x" chart:name="primary-x" chart:style-name="ch5" chartooo:axis-type="auto">
            <chart:title svg:x="3.887cm" svg:y="8.019cm" chart:style-name="ch6">
              <text:p>Size of each collection</text:p>
            </chart:title>
            <chart:categories table:cell-range-address="concat.B3:concat.B17"/>
            <chart:grid chart:style-name="ch7" chart:class="major"/>
          </chart:axis>
          <chart:axis chart:dimension="y" chart:name="primary-y" chart:style-name="ch8">
            <chart:title svg:x="0.451cm" svg:y="5.831cm" chart:style-name="ch9">
              <text:p>Calls per second</text:p>
            </chart:title>
            <chart:grid chart:style-name="ch7" chart:class="major"/>
          </chart:axis>
          <chart:series chart:style-name="ch10" chart:values-cell-range-address="concat.C2:concat.C17" chart:label-cell-address="concat.A2:concat.A2" chart:class="chart:scatter">
            <chart:domain table:cell-range-address="concat.B2:concat.B17"/>
            <chart:data-point chart:repeated="16"/>
          </chart:series>
          <chart:series chart:style-name="ch11" chart:values-cell-range-address="concat.C18:concat.C33" chart:label-cell-address="concat.A18:concat.A18" chart:class="chart:scatter">
            <chart:domain table:cell-range-address="concat.B18:concat.B33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rays.concat/2 (ErlangArray)</text:p>
                <draw:g>
                  <svg:desc>concat.A2:concat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concat/2 (MapArray)</text:p>
                <draw:g>
                  <svg:desc>concat.A18:concat.A18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concat.B3:concat.B17</svg:desc>
                </draw:g>
              </table:table-cell>
              <table:table-cell office:value-type="float" office:value="32">
                <text:p>32</text:p>
                <draw:g>
                  <svg:desc>concat.B2:concat.B17</svg:desc>
                </draw:g>
              </table:table-cell>
              <table:table-cell office:value-type="float" office:value="103915.43638496">
                <text:p>103915.43638496</text:p>
                <draw:g>
                  <svg:desc>concat.C2:concat.C17</svg:desc>
                </draw:g>
              </table:table-cell>
              <table:table-cell office:value-type="float" office:value="32">
                <text:p>32</text:p>
                <draw:g>
                  <svg:desc>concat.B18:concat.B33</svg:desc>
                </draw:g>
              </table:table-cell>
              <table:table-cell office:value-type="float" office:value="72800.6860225614">
                <text:p>72800.6860225614</text:p>
                <draw:g>
                  <svg:desc>concat.C18:concat.C33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4">
                <text:p>64</text:p>
              </table:table-cell>
              <table:table-cell office:value-type="float" office:value="52163.4729586643">
                <text:p>52163.4729586643</text:p>
              </table:table-cell>
              <table:table-cell office:value-type="float" office:value="64">
                <text:p>64</text:p>
              </table:table-cell>
              <table:table-cell office:value-type="float" office:value="49458.7120523234">
                <text:p>49458.712052323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  <table:table-cell office:value-type="float" office:value="23731.7639165693">
                <text:p>23731.7639165693</text:p>
              </table:table-cell>
              <table:table-cell office:value-type="float" office:value="128">
                <text:p>128</text:p>
              </table:table-cell>
              <table:table-cell office:value-type="float" office:value="22722.95778263">
                <text:p>22722.9577826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12356.0250869905">
                <text:p>12356.0250869905</text:p>
              </table:table-cell>
              <table:table-cell office:value-type="float" office:value="256">
                <text:p>256</text:p>
              </table:table-cell>
              <table:table-cell office:value-type="float" office:value="9453.96393323366">
                <text:p>9453.9639332336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6196.59488691677">
                <text:p>6196.59488691677</text:p>
              </table:table-cell>
              <table:table-cell office:value-type="float" office:value="512">
                <text:p>512</text:p>
              </table:table-cell>
              <table:table-cell office:value-type="float" office:value="4104.20187706945">
                <text:p>4104.2018770694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  <table:table-cell office:value-type="float" office:value="2707.3157178149">
                <text:p>2707.3157178149</text:p>
              </table:table-cell>
              <table:table-cell office:value-type="float" office:value="1024">
                <text:p>1024</text:p>
              </table:table-cell>
              <table:table-cell office:value-type="float" office:value="2067.54165271227">
                <text:p>2067.5416527122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048">
                <text:p>2048</text:p>
              </table:table-cell>
              <table:table-cell office:value-type="float" office:value="1347.25130441409">
                <text:p>1347.25130441409</text:p>
              </table:table-cell>
              <table:table-cell office:value-type="float" office:value="2048">
                <text:p>2048</text:p>
              </table:table-cell>
              <table:table-cell office:value-type="float" office:value="985.831323230622">
                <text:p>985.83132323062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096">
                <text:p>4096</text:p>
              </table:table-cell>
              <table:table-cell office:value-type="float" office:value="701.057895498804">
                <text:p>701.057895498804</text:p>
              </table:table-cell>
              <table:table-cell office:value-type="float" office:value="4096">
                <text:p>4096</text:p>
              </table:table-cell>
              <table:table-cell office:value-type="float" office:value="484.785426016934">
                <text:p>484.78542601693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8192">
                <text:p>8192</text:p>
              </table:table-cell>
              <table:table-cell office:value-type="float" office:value="305.4248639811">
                <text:p>305.4248639811</text:p>
              </table:table-cell>
              <table:table-cell office:value-type="float" office:value="8192">
                <text:p>8192</text:p>
              </table:table-cell>
              <table:table-cell office:value-type="float" office:value="221.957759551716">
                <text:p>221.95775955171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6384">
                <text:p>16384</text:p>
              </table:table-cell>
              <table:table-cell office:value-type="float" office:value="148.870247337057">
                <text:p>148.870247337057</text:p>
              </table:table-cell>
              <table:table-cell office:value-type="float" office:value="16384">
                <text:p>16384</text:p>
              </table:table-cell>
              <table:table-cell office:value-type="float" office:value="109.357441409728">
                <text:p>109.35744140972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2768">
                <text:p>32768</text:p>
              </table:table-cell>
              <table:table-cell office:value-type="float" office:value="65.7535617492068">
                <text:p>65.7535617492068</text:p>
              </table:table-cell>
              <table:table-cell office:value-type="float" office:value="32768">
                <text:p>32768</text:p>
              </table:table-cell>
              <table:table-cell office:value-type="float" office:value="39.5956110799237">
                <text:p>39.5956110799237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65536">
                <text:p>65536</text:p>
              </table:table-cell>
              <table:table-cell office:value-type="float" office:value="31.9650517139397">
                <text:p>31.9650517139397</text:p>
              </table:table-cell>
              <table:table-cell office:value-type="float" office:value="65536">
                <text:p>65536</text:p>
              </table:table-cell>
              <table:table-cell office:value-type="float" office:value="12.7210419917441">
                <text:p>12.721041991744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31072">
                <text:p>131072</text:p>
              </table:table-cell>
              <table:table-cell office:value-type="float" office:value="15.2401029837767">
                <text:p>15.2401029837767</text:p>
              </table:table-cell>
              <table:table-cell office:value-type="float" office:value="131072">
                <text:p>131072</text:p>
              </table:table-cell>
              <table:table-cell office:value-type="float" office:value="5.35326707266344">
                <text:p>5.3532670726634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62144">
                <text:p>262144</text:p>
              </table:table-cell>
              <table:table-cell office:value-type="float" office:value="7.81009943170358">
                <text:p>7.81009943170358</text:p>
              </table:table-cell>
              <table:table-cell office:value-type="float" office:value="262144">
                <text:p>262144</text:p>
              </table:table-cell>
              <table:table-cell office:value-type="float" office:value="2.51858147074222">
                <text:p>2.5185814707422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524288">
                <text:p>524288</text:p>
              </table:table-cell>
              <table:table-cell office:value-type="float" office:value="3.82694492296457">
                <text:p>3.82694492296457</text:p>
              </table:table-cell>
              <table:table-cell office:value-type="float" office:value="524288">
                <text:p>524288</text:p>
              </table:table-cell>
              <table:table-cell office:value-type="float" office:value="1.07952287791921">
                <text:p>1.07952287791921</text:p>
              </table:table-cell>
            </table:table-row>
            <table:table-row>
              <table:table-cell office:value-type="string"/>
              <table:table-cell office:value-type="float" office:value="1048576">
                <text:p>1048576</text:p>
              </table:table-cell>
              <table:table-cell office:value-type="float" office:value="1.43152651034139">
                <text:p>1.43152651034139</text:p>
              </table:table-cell>
              <table:table-cell office:value-type="float" office:value="1048576">
                <text:p>1048576</text:p>
              </table:table-cell>
              <table:table-cell office:value-type="float" office:value="0.471627754577803">
                <text:p>0.4716277545778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32" chart:maximum="1048576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91cm" svg:y="0.316cm" chart:style-name="ch2">
          <text:p>Concatenating two equally-sized collections</text:p>
        </chart:title>
        <chart:legend chart:legend-position="end" svg:x="10.105cm" svg:y="3.952cm" style:legend-expansion="high" chart:style-name="ch3"/>
        <chart:plot-area chart:style-name="ch4" table:cell-range-address="concat.B2:concat.C17 concat.A2:concat.A2 concat.A18:concat.A18 concat.C18:concat.C33" chart:data-source-has-labels="both" svg:x="1.701cm" svg:y="1.275cm" svg:width="8.084cm" svg:height="6.564cm">
          <chart:coordinate-region svg:x="3.248cm" svg:y="1.474cm" svg:width="6.537cm" svg:height="5.718cm"/>
          <chart:axis chart:dimension="x" chart:name="primary-x" chart:style-name="ch5" chartooo:axis-type="auto">
            <chart:title svg:x="4.072cm" svg:y="8.019cm" chart:style-name="ch6">
              <text:p>Size of each collection</text:p>
            </chart:title>
            <chart:categories table:cell-range-address="concat.B3:concat.B17"/>
            <chart:grid chart:style-name="ch7" chart:class="major"/>
          </chart:axis>
          <chart:axis chart:dimension="y" chart:name="primary-y" chart:style-name="ch8">
            <chart:title svg:x="0.451cm" svg:y="5.99cm" chart:style-name="ch9">
              <text:p>Calls per second
(Logarithmic scale)</text:p>
            </chart:title>
            <chart:grid chart:style-name="ch7" chart:class="major"/>
          </chart:axis>
          <chart:series chart:style-name="ch10" chart:values-cell-range-address="concat.C2:concat.C17" chart:label-cell-address="concat.A2:concat.A2" chart:class="chart:scatter">
            <chart:domain table:cell-range-address="concat.B2:concat.B17"/>
            <chart:data-point chart:repeated="16"/>
          </chart:series>
          <chart:series chart:style-name="ch11" chart:values-cell-range-address="concat.C18:concat.C33" chart:label-cell-address="concat.A18:concat.A18" chart:class="chart:scatter">
            <chart:domain table:cell-range-address="concat.B18:concat.B33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rays.concat/2 (ErlangArray)</text:p>
                <draw:g>
                  <svg:desc>concat.A2:concat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concat/2 (MapArray)</text:p>
                <draw:g>
                  <svg:desc>concat.A18:concat.A18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concat.B3:concat.B17</svg:desc>
                </draw:g>
              </table:table-cell>
              <table:table-cell office:value-type="float" office:value="32">
                <text:p>32</text:p>
                <draw:g>
                  <svg:desc>concat.B2:concat.B17</svg:desc>
                </draw:g>
              </table:table-cell>
              <table:table-cell office:value-type="float" office:value="103915.43638496">
                <text:p>103915.43638496</text:p>
                <draw:g>
                  <svg:desc>concat.C2:concat.C17</svg:desc>
                </draw:g>
              </table:table-cell>
              <table:table-cell office:value-type="float" office:value="32">
                <text:p>32</text:p>
                <draw:g>
                  <svg:desc>concat.B18:concat.B33</svg:desc>
                </draw:g>
              </table:table-cell>
              <table:table-cell office:value-type="float" office:value="72800.6860225614">
                <text:p>72800.6860225614</text:p>
                <draw:g>
                  <svg:desc>concat.C18:concat.C33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4">
                <text:p>64</text:p>
              </table:table-cell>
              <table:table-cell office:value-type="float" office:value="52163.4729586643">
                <text:p>52163.4729586643</text:p>
              </table:table-cell>
              <table:table-cell office:value-type="float" office:value="64">
                <text:p>64</text:p>
              </table:table-cell>
              <table:table-cell office:value-type="float" office:value="49458.7120523234">
                <text:p>49458.712052323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  <table:table-cell office:value-type="float" office:value="23731.7639165693">
                <text:p>23731.7639165693</text:p>
              </table:table-cell>
              <table:table-cell office:value-type="float" office:value="128">
                <text:p>128</text:p>
              </table:table-cell>
              <table:table-cell office:value-type="float" office:value="22722.95778263">
                <text:p>22722.9577826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12356.0250869905">
                <text:p>12356.0250869905</text:p>
              </table:table-cell>
              <table:table-cell office:value-type="float" office:value="256">
                <text:p>256</text:p>
              </table:table-cell>
              <table:table-cell office:value-type="float" office:value="9453.96393323366">
                <text:p>9453.9639332336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6196.59488691677">
                <text:p>6196.59488691677</text:p>
              </table:table-cell>
              <table:table-cell office:value-type="float" office:value="512">
                <text:p>512</text:p>
              </table:table-cell>
              <table:table-cell office:value-type="float" office:value="4104.20187706945">
                <text:p>4104.2018770694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  <table:table-cell office:value-type="float" office:value="2707.3157178149">
                <text:p>2707.3157178149</text:p>
              </table:table-cell>
              <table:table-cell office:value-type="float" office:value="1024">
                <text:p>1024</text:p>
              </table:table-cell>
              <table:table-cell office:value-type="float" office:value="2067.54165271227">
                <text:p>2067.5416527122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048">
                <text:p>2048</text:p>
              </table:table-cell>
              <table:table-cell office:value-type="float" office:value="1347.25130441409">
                <text:p>1347.25130441409</text:p>
              </table:table-cell>
              <table:table-cell office:value-type="float" office:value="2048">
                <text:p>2048</text:p>
              </table:table-cell>
              <table:table-cell office:value-type="float" office:value="985.831323230622">
                <text:p>985.83132323062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096">
                <text:p>4096</text:p>
              </table:table-cell>
              <table:table-cell office:value-type="float" office:value="701.057895498804">
                <text:p>701.057895498804</text:p>
              </table:table-cell>
              <table:table-cell office:value-type="float" office:value="4096">
                <text:p>4096</text:p>
              </table:table-cell>
              <table:table-cell office:value-type="float" office:value="484.785426016934">
                <text:p>484.78542601693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8192">
                <text:p>8192</text:p>
              </table:table-cell>
              <table:table-cell office:value-type="float" office:value="305.4248639811">
                <text:p>305.4248639811</text:p>
              </table:table-cell>
              <table:table-cell office:value-type="float" office:value="8192">
                <text:p>8192</text:p>
              </table:table-cell>
              <table:table-cell office:value-type="float" office:value="221.957759551716">
                <text:p>221.95775955171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6384">
                <text:p>16384</text:p>
              </table:table-cell>
              <table:table-cell office:value-type="float" office:value="148.870247337057">
                <text:p>148.870247337057</text:p>
              </table:table-cell>
              <table:table-cell office:value-type="float" office:value="16384">
                <text:p>16384</text:p>
              </table:table-cell>
              <table:table-cell office:value-type="float" office:value="109.357441409728">
                <text:p>109.35744140972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2768">
                <text:p>32768</text:p>
              </table:table-cell>
              <table:table-cell office:value-type="float" office:value="65.7535617492068">
                <text:p>65.7535617492068</text:p>
              </table:table-cell>
              <table:table-cell office:value-type="float" office:value="32768">
                <text:p>32768</text:p>
              </table:table-cell>
              <table:table-cell office:value-type="float" office:value="39.5956110799237">
                <text:p>39.5956110799237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65536">
                <text:p>65536</text:p>
              </table:table-cell>
              <table:table-cell office:value-type="float" office:value="31.9650517139397">
                <text:p>31.9650517139397</text:p>
              </table:table-cell>
              <table:table-cell office:value-type="float" office:value="65536">
                <text:p>65536</text:p>
              </table:table-cell>
              <table:table-cell office:value-type="float" office:value="12.7210419917441">
                <text:p>12.721041991744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31072">
                <text:p>131072</text:p>
              </table:table-cell>
              <table:table-cell office:value-type="float" office:value="15.2401029837767">
                <text:p>15.2401029837767</text:p>
              </table:table-cell>
              <table:table-cell office:value-type="float" office:value="131072">
                <text:p>131072</text:p>
              </table:table-cell>
              <table:table-cell office:value-type="float" office:value="5.35326707266344">
                <text:p>5.3532670726634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62144">
                <text:p>262144</text:p>
              </table:table-cell>
              <table:table-cell office:value-type="float" office:value="7.81009943170358">
                <text:p>7.81009943170358</text:p>
              </table:table-cell>
              <table:table-cell office:value-type="float" office:value="262144">
                <text:p>262144</text:p>
              </table:table-cell>
              <table:table-cell office:value-type="float" office:value="2.51858147074222">
                <text:p>2.5185814707422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524288">
                <text:p>524288</text:p>
              </table:table-cell>
              <table:table-cell office:value-type="float" office:value="3.82694492296457">
                <text:p>3.82694492296457</text:p>
              </table:table-cell>
              <table:table-cell office:value-type="float" office:value="524288">
                <text:p>524288</text:p>
              </table:table-cell>
              <table:table-cell office:value-type="float" office:value="1.07952287791921">
                <text:p>1.07952287791921</text:p>
              </table:table-cell>
            </table:table-row>
            <table:table-row>
              <table:table-cell office:value-type="string"/>
              <table:table-cell office:value-type="float" office:value="1048576">
                <text:p>1048576</text:p>
              </table:table-cell>
              <table:table-cell office:value-type="float" office:value="1.43152651034139">
                <text:p>1.43152651034139</text:p>
              </table:table-cell>
              <table:table-cell office:value-type="float" office:value="1048576">
                <text:p>1048576</text:p>
              </table:table-cell>
              <table:table-cell office:value-type="float" office:value="0.471627754577803">
                <text:p>0.4716277545778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